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77-02-12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87-03-20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1998-08-28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08-04-14</text:p>
          </table:table-cell>
        </table:table-row>
        <table:table-row table:style-name="ro2">
          <table:table-cell office:value-type="string" calcext:value-type="string">
            <text:p><text:a xlink:href="javascript:sym(31364)" xlink:type="simple">Adrar</text:a></text:p>
          </table:table-cell>
          <table:table-cell office:value-type="string" calcext:value-type="string">
            <text:p>أدرار</text:p>
          </table:table-cell>
          <table:table-cell office:value-type="string" calcext:value-type="string">
            <text:p>ADR</text:p>
          </table:table-cell>
          <table:table-cell office:value-type="float" office:value="11956" calcext:value-type="float">
            <text:p>11956</text:p>
          </table:table-cell>
          <table:table-cell office:value-type="float" office:value="28580" calcext:value-type="float">
            <text:p>28580</text:p>
          </table:table-cell>
          <table:table-cell office:value-type="float" office:value="42732" calcext:value-type="float">
            <text:p>42732</text:p>
          </table:table-cell>
          <table:table-cell office:value-type="float" office:value="68276" calcext:value-type="float">
            <text:p>68276</text:p>
          </table:table-cell>
        </table:table-row>
        <table:table-row table:style-name="ro2">
          <table:table-cell office:value-type="string" calcext:value-type="string">
            <text:p><text:a xlink:href="javascript:sym(30899)" xlink:type="simple">Aflou</text:a></text:p>
          </table:table-cell>
          <table:table-cell office:value-type="string" calcext:value-type="string">
            <text:p>آفلو</text:p>
          </table:table-cell>
          <table:table-cell office:value-type="string" calcext:value-type="string">
            <text:p>LAG</text:p>
          </table:table-cell>
          <table:table-cell office:value-type="float" office:value="16320" calcext:value-type="float">
            <text:p>16320</text:p>
          </table:table-cell>
          <table:table-cell office:value-type="float" office:value="29890" calcext:value-type="float">
            <text:p>29890</text:p>
          </table:table-cell>
          <table:table-cell office:value-type="float" office:value="47996" calcext:value-type="float">
            <text:p>47996</text:p>
          </table:table-cell>
          <table:table-cell office:value-type="float" office:value="93585" calcext:value-type="float">
            <text:p>93585</text:p>
          </table:table-cell>
        </table:table-row>
        <table:table-row table:style-name="ro2">
          <table:table-cell office:value-type="string" calcext:value-type="string">
            <text:p><text:a xlink:href="javascript:sym(30954)" xlink:type="simple">Aïn Arnat</text:a></text:p>
          </table:table-cell>
          <table:table-cell office:value-type="string" calcext:value-type="string">
            <text:p>عين أرنات</text:p>
          </table:table-cell>
          <table:table-cell office:value-type="string" calcext:value-type="string">
            <text:p>SET</text:p>
          </table:table-cell>
          <table:table-cell office:value-type="float" office:value="5656" calcext:value-type="float">
            <text:p>5656</text:p>
          </table:table-cell>
          <table:table-cell office:value-type="string" calcext:value-type="string">
            <text:p>...</text:p>
          </table:table-cell>
          <table:table-cell office:value-type="float" office:value="13694" calcext:value-type="float">
            <text:p>13694</text:p>
          </table:table-cell>
          <table:table-cell office:value-type="float" office:value="25315" calcext:value-type="float">
            <text:p>25315</text:p>
          </table:table-cell>
        </table:table-row>
        <table:table-row table:style-name="ro2">
          <table:table-cell office:value-type="string" calcext:value-type="string">
            <text:p><text:a xlink:href="javascript:sym(30957)" xlink:type="simple">Aïn Azel</text:a></text:p>
          </table:table-cell>
          <table:table-cell office:value-type="string" calcext:value-type="string">
            <text:p>عين ازال</text:p>
          </table:table-cell>
          <table:table-cell office:value-type="string" calcext:value-type="string">
            <text:p>SET</text:p>
          </table:table-cell>
          <table:table-cell office:value-type="float" office:value="9261" calcext:value-type="float">
            <text:p>9261</text:p>
          </table:table-cell>
          <table:table-cell office:value-type="string" calcext:value-type="string">
            <text:p>...</text:p>
          </table:table-cell>
          <table:table-cell office:value-type="float" office:value="30238" calcext:value-type="float">
            <text:p>30238</text:p>
          </table:table-cell>
          <table:table-cell office:value-type="float" office:value="37970" calcext:value-type="float">
            <text:p>37970</text:p>
          </table:table-cell>
        </table:table-row>
        <table:table-row table:style-name="ro2">
          <table:table-cell office:value-type="string" calcext:value-type="string">
            <text:p><text:a xlink:href="javascript:sym(1990)" xlink:type="simple">Aïn Béïda</text:a></text:p>
          </table:table-cell>
          <table:table-cell office:value-type="string" calcext:value-type="string">
            <text:p>عين البيضاء</text:p>
          </table:table-cell>
          <table:table-cell office:value-type="string" calcext:value-type="string">
            <text:p>OEB</text:p>
          </table:table-cell>
          <table:table-cell office:value-type="float" office:value="42578" calcext:value-type="float">
            <text:p>42578</text:p>
          </table:table-cell>
          <table:table-cell office:value-type="float" office:value="61997" calcext:value-type="float">
            <text:p>61997</text:p>
          </table:table-cell>
          <table:table-cell office:value-type="float" office:value="88290" calcext:value-type="float">
            <text:p>88290</text:p>
          </table:table-cell>
          <table:table-cell office:value-type="float" office:value="116064" calcext:value-type="float">
            <text:p>116064</text:p>
          </table:table-cell>
        </table:table-row>
        <table:table-row table:style-name="ro2">
          <table:table-cell office:value-type="string" calcext:value-type="string">
            <text:p><text:a xlink:href="javascript:sym(30862)" xlink:type="simple">Aïn Bessem</text:a></text:p>
          </table:table-cell>
          <table:table-cell office:value-type="string" calcext:value-type="string">
            <text:p>عين بسام</text:p>
          </table:table-cell>
          <table:table-cell office:value-type="string" calcext:value-type="string">
            <text:p>BOI</text:p>
          </table:table-cell>
          <table:table-cell office:value-type="float" office:value="13022" calcext:value-type="float">
            <text:p>13022</text:p>
          </table:table-cell>
          <table:table-cell office:value-type="string" calcext:value-type="string">
            <text:p>...</text:p>
          </table:table-cell>
          <table:table-cell office:value-type="float" office:value="28431" calcext:value-type="float">
            <text:p>28431</text:p>
          </table:table-cell>
          <table:table-cell office:value-type="float" office:value="32548" calcext:value-type="float">
            <text:p>32548</text:p>
          </table:table-cell>
        </table:table-row>
        <table:table-row table:style-name="ro2">
          <table:table-cell office:value-type="string" calcext:value-type="string">
            <text:p><text:a xlink:href="javascript:sym(30818)" xlink:type="simple">Aïn Defla</text:a></text:p>
          </table:table-cell>
          <table:table-cell office:value-type="string" calcext:value-type="string">
            <text:p>عين الدفلى</text:p>
          </table:table-cell>
          <table:table-cell office:value-type="string" calcext:value-type="string">
            <text:p>ADE</text:p>
          </table:table-cell>
          <table:table-cell office:value-type="float" office:value="15288" calcext:value-type="float">
            <text:p>15288</text:p>
          </table:table-cell>
          <table:table-cell office:value-type="string" calcext:value-type="string">
            <text:p>...</text:p>
          </table:table-cell>
          <table:table-cell office:value-type="float" office:value="41222" calcext:value-type="float">
            <text:p>41222</text:p>
          </table:table-cell>
          <table:table-cell office:value-type="float" office:value="55259" calcext:value-type="float">
            <text:p>55259</text:p>
          </table:table-cell>
        </table:table-row>
        <table:table-row table:style-name="ro2">
          <table:table-cell office:value-type="string" calcext:value-type="string">
            <text:p><text:a xlink:href="javascript:sym(30915)" xlink:type="simple">Aïn El Hadjel</text:a></text:p>
          </table:table-cell>
          <table:table-cell office:value-type="string" calcext:value-type="string">
            <text:p>عين الحجل</text:p>
          </table:table-cell>
          <table:table-cell office:value-type="string" calcext:value-type="string">
            <text:p>MSI</text:p>
          </table:table-cell>
          <table:table-cell office:value-type="float" office:value="6266" calcext:value-type="float">
            <text:p>6266</text:p>
          </table:table-cell>
          <table:table-cell office:value-type="float" office:value="14820" calcext:value-type="float">
            <text:p>14820</text:p>
          </table:table-cell>
          <table:table-cell office:value-type="float" office:value="24348" calcext:value-type="float">
            <text:p>24348</text:p>
          </table:table-cell>
          <table:table-cell office:value-type="float" office:value="28728" calcext:value-type="float">
            <text:p>28728</text:p>
          </table:table-cell>
        </table:table-row>
        <table:table-row table:style-name="ro2">
          <table:table-cell office:value-type="string" calcext:value-type="string">
            <text:p><text:a xlink:href="javascript:sym(30917)" xlink:type="simple">Aïn El Melh</text:a></text:p>
          </table:table-cell>
          <table:table-cell office:value-type="string" calcext:value-type="string">
            <text:p>عين الملح</text:p>
          </table:table-cell>
          <table:table-cell office:value-type="string" calcext:value-type="string">
            <text:p>MSI</text:p>
          </table:table-cell>
          <table:table-cell office:value-type="float" office:value="6393" calcext:value-type="float">
            <text:p>6393</text:p>
          </table:table-cell>
          <table:table-cell office:value-type="float" office:value="13952" calcext:value-type="float">
            <text:p>13952</text:p>
          </table:table-cell>
          <table:table-cell office:value-type="float" office:value="21789" calcext:value-type="float">
            <text:p>21789</text:p>
          </table:table-cell>
          <table:table-cell office:value-type="float" office:value="32880" calcext:value-type="float">
            <text:p>32880</text:p>
          </table:table-cell>
        </table:table-row>
        <table:table-row table:style-name="ro2">
          <table:table-cell office:value-type="string" calcext:value-type="string">
            <text:p><text:a xlink:href="javascript:sym(30928)" xlink:type="simple">Aïn El Turk</text:a></text:p>
          </table:table-cell>
          <table:table-cell office:value-type="string" calcext:value-type="string">
            <text:p>عين الترك</text:p>
          </table:table-cell>
          <table:table-cell office:value-type="string" calcext:value-type="string">
            <text:p>ORA</text:p>
          </table:table-cell>
          <table:table-cell office:value-type="float" office:value="11786" calcext:value-type="float">
            <text:p>11786</text:p>
          </table:table-cell>
          <table:table-cell office:value-type="float" office:value="21016" calcext:value-type="float">
            <text:p>21016</text:p>
          </table:table-cell>
          <table:table-cell office:value-type="float" office:value="25921" calcext:value-type="float">
            <text:p>25921</text:p>
          </table:table-cell>
          <table:table-cell office:value-type="float" office:value="36326" calcext:value-type="float">
            <text:p>36326</text:p>
          </table:table-cell>
        </table:table-row>
        <table:table-row table:style-name="ro2">
          <table:table-cell office:value-type="string" calcext:value-type="string">
            <text:p><text:a xlink:href="javascript:sym(30923)" xlink:type="simple">Aïn Fakroun</text:a></text:p>
          </table:table-cell>
          <table:table-cell office:value-type="string" calcext:value-type="string">
            <text:p>عين الفكرون</text:p>
          </table:table-cell>
          <table:table-cell office:value-type="string" calcext:value-type="string">
            <text:p>OEB</text:p>
          </table:table-cell>
          <table:table-cell office:value-type="float" office:value="11829" calcext:value-type="float">
            <text:p>11829</text:p>
          </table:table-cell>
          <table:table-cell office:value-type="float" office:value="25432" calcext:value-type="float">
            <text:p>25432</text:p>
          </table:table-cell>
          <table:table-cell office:value-type="float" office:value="40729" calcext:value-type="float">
            <text:p>40729</text:p>
          </table:table-cell>
          <table:table-cell office:value-type="float" office:value="48804" calcext:value-type="float">
            <text:p>48804</text:p>
          </table:table-cell>
        </table:table-row>
        <table:table-row table:style-name="ro2">
          <table:table-cell office:value-type="string" calcext:value-type="string">
            <text:p><text:a xlink:href="javascript:sym(30921)" xlink:type="simple">Aïn Kercha</text:a></text:p>
          </table:table-cell>
          <table:table-cell office:value-type="string" calcext:value-type="string">
            <text:p>عين كرشة</text:p>
          </table:table-cell>
          <table:table-cell office:value-type="string" calcext:value-type="string">
            <text:p>OEB</text:p>
          </table:table-cell>
          <table:table-cell office:value-type="float" office:value="7773" calcext:value-type="float">
            <text:p>7773</text:p>
          </table:table-cell>
          <table:table-cell office:value-type="float" office:value="13915" calcext:value-type="float">
            <text:p>13915</text:p>
          </table:table-cell>
          <table:table-cell office:value-type="float" office:value="25556" calcext:value-type="float">
            <text:p>25556</text:p>
          </table:table-cell>
          <table:table-cell office:value-type="float" office:value="30575" calcext:value-type="float">
            <text:p>30575</text:p>
          </table:table-cell>
        </table:table-row>
        <table:table-row table:style-name="ro2">
          <table:table-cell office:value-type="string" calcext:value-type="string">
            <text:p><text:a xlink:href="javascript:sym(30920)" xlink:type="simple">Aïn M'lila</text:a></text:p>
          </table:table-cell>
          <table:table-cell office:value-type="string" calcext:value-type="string">
            <text:p>عين مليلة</text:p>
          </table:table-cell>
          <table:table-cell office:value-type="string" calcext:value-type="string">
            <text:p>OEB</text:p>
          </table:table-cell>
          <table:table-cell office:value-type="float" office:value="26752" calcext:value-type="float">
            <text:p>26752</text:p>
          </table:table-cell>
          <table:table-cell office:value-type="string" calcext:value-type="string">
            <text:p>...</text:p>
          </table:table-cell>
          <table:table-cell office:value-type="float" office:value="50672" calcext:value-type="float">
            <text:p>50672</text:p>
          </table:table-cell>
          <table:table-cell office:value-type="float" office:value="65371" calcext:value-type="float">
            <text:p>65371</text:p>
          </table:table-cell>
        </table:table-row>
        <table:table-row table:style-name="ro2">
          <table:table-cell office:value-type="string" calcext:value-type="string">
            <text:p><text:a xlink:href="javascript:sym(30955)" xlink:type="simple">Aïn Oulmane</text:a></text:p>
          </table:table-cell>
          <table:table-cell office:value-type="string" calcext:value-type="string">
            <text:p>عين أولمان</text:p>
          </table:table-cell>
          <table:table-cell office:value-type="string" calcext:value-type="string">
            <text:p>SET</text:p>
          </table:table-cell>
          <table:table-cell office:value-type="float" office:value="12564" calcext:value-type="float">
            <text:p>12564</text:p>
          </table:table-cell>
          <table:table-cell office:value-type="float" office:value="21676" calcext:value-type="float">
            <text:p>21676</text:p>
          </table:table-cell>
          <table:table-cell office:value-type="float" office:value="39033" calcext:value-type="float">
            <text:p>39033</text:p>
          </table:table-cell>
          <table:table-cell office:value-type="float" office:value="51207" calcext:value-type="float">
            <text:p>51207</text:p>
          </table:table-cell>
        </table:table-row>
        <table:table-row table:style-name="ro2">
          <table:table-cell office:value-type="string" calcext:value-type="string">
            <text:p><text:a xlink:href="javascript:sym(11694)" xlink:type="simple">Aïn Oussera</text:a></text:p>
          </table:table-cell>
          <table:table-cell office:value-type="string" calcext:value-type="string">
            <text:p>عين وسارة</text:p>
          </table:table-cell>
          <table:table-cell office:value-type="string" calcext:value-type="string">
            <text:p>DJE</text:p>
          </table:table-cell>
          <table:table-cell office:value-type="float" office:value="17173" calcext:value-type="float">
            <text:p>17173</text:p>
          </table:table-cell>
          <table:table-cell office:value-type="float" office:value="44270" calcext:value-type="float">
            <text:p>44270</text:p>
          </table:table-cell>
          <table:table-cell office:value-type="float" office:value="81145" calcext:value-type="float">
            <text:p>81145</text:p>
          </table:table-cell>
          <table:table-cell office:value-type="float" office:value="98107" calcext:value-type="float">
            <text:p>98107</text:p>
          </table:table-cell>
        </table:table-row>
        <table:table-row table:style-name="ro2">
          <table:table-cell office:value-type="string" calcext:value-type="string">
            <text:p><text:a xlink:href="javascript:sym(30918)" xlink:type="simple">Aïn Sefra</text:a></text:p>
          </table:table-cell>
          <table:table-cell office:value-type="string" calcext:value-type="string">
            <text:p>عين الصفراء</text:p>
          </table:table-cell>
          <table:table-cell office:value-type="string" calcext:value-type="string">
            <text:p>NAA</text:p>
          </table:table-cell>
          <table:table-cell office:value-type="float" office:value="14786" calcext:value-type="float">
            <text:p>14786</text:p>
          </table:table-cell>
          <table:table-cell office:value-type="string" calcext:value-type="string">
            <text:p>...</text:p>
          </table:table-cell>
          <table:table-cell office:value-type="float" office:value="33600" calcext:value-type="float">
            <text:p>33600</text:p>
          </table:table-cell>
          <table:table-cell office:value-type="float" office:value="47415" calcext:value-type="float">
            <text:p>47415</text:p>
          </table:table-cell>
        </table:table-row>
        <table:table-row table:style-name="ro2">
          <table:table-cell office:value-type="string" calcext:value-type="string">
            <text:p><text:a xlink:href="javascript:sym(30879)" xlink:type="simple">Aïn Smara</text:a></text:p>
          </table:table-cell>
          <table:table-cell office:value-type="string" calcext:value-type="string">
            <text:p>عين سمارة</text:p>
          </table:table-cell>
          <table:table-cell office:value-type="string" calcext:value-type="string">
            <text:p>CON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...</text:p>
          </table:table-cell>
          <table:table-cell office:value-type="float" office:value="20318" calcext:value-type="float">
            <text:p>20318</text:p>
          </table:table-cell>
          <table:table-cell office:value-type="float" office:value="32057" calcext:value-type="float">
            <text:p>32057</text:p>
          </table:table-cell>
        </table:table-row>
        <table:table-row table:style-name="ro2">
          <table:table-cell office:value-type="string" calcext:value-type="string">
            <text:p><text:a xlink:href="javascript:sym(30995)" xlink:type="simple">Aïn Taya</text:a></text:p>
          </table:table-cell>
          <table:table-cell office:value-type="string" calcext:value-type="string">
            <text:p>عين طاية</text:p>
          </table:table-cell>
          <table:table-cell office:value-type="string" calcext:value-type="string">
            <text:p>DJZ</text:p>
          </table:table-cell>
          <table:table-cell office:value-type="float" office:value="12295" calcext:value-type="float">
            <text:p>12295</text:p>
          </table:table-cell>
          <table:table-cell office:value-type="float" office:value="17710" calcext:value-type="float">
            <text:p>17710</text:p>
          </table:table-cell>
          <table:table-cell office:value-type="float" office:value="28430" calcext:value-type="float">
            <text:p>28430</text:p>
          </table:table-cell>
          <table:table-cell office:value-type="float" office:value="33575" calcext:value-type="float">
            <text:p>33575</text:p>
          </table:table-cell>
        </table:table-row>
        <table:table-row table:style-name="ro2">
          <table:table-cell office:value-type="string" calcext:value-type="string">
            <text:p><text:a xlink:href="javascript:sym(11701)" xlink:type="simple">Aïn Témouchent</text:a></text:p>
          </table:table-cell>
          <table:table-cell office:value-type="string" calcext:value-type="string">
            <text:p>عين تموشنت</text:p>
          </table:table-cell>
          <table:table-cell office:value-type="string" calcext:value-type="string">
            <text:p>ATE</text:p>
          </table:table-cell>
          <table:table-cell office:value-type="float" office:value="38298" calcext:value-type="float">
            <text:p>38298</text:p>
          </table:table-cell>
          <table:table-cell office:value-type="float" office:value="47479" calcext:value-type="float">
            <text:p>47479</text:p>
          </table:table-cell>
          <table:table-cell office:value-type="float" office:value="55230" calcext:value-type="float">
            <text:p>55230</text:p>
          </table:table-cell>
          <table:table-cell office:value-type="float" office:value="70810" calcext:value-type="float">
            <text:p>70810</text:p>
          </table:table-cell>
        </table:table-row>
        <table:table-row table:style-name="ro2">
          <table:table-cell office:value-type="string" calcext:value-type="string">
            <text:p><text:a xlink:href="javascript:sym(30834)" xlink:type="simple">Aïn Touta</text:a></text:p>
          </table:table-cell>
          <table:table-cell office:value-type="string" calcext:value-type="string">
            <text:p>عين التوتة</text:p>
          </table:table-cell>
          <table:table-cell office:value-type="string" calcext:value-type="string">
            <text:p>BAT</text:p>
          </table:table-cell>
          <table:table-cell office:value-type="float" office:value="14693" calcext:value-type="float">
            <text:p>14693</text:p>
          </table:table-cell>
          <table:table-cell office:value-type="float" office:value="28915" calcext:value-type="float">
            <text:p>28915</text:p>
          </table:table-cell>
          <table:table-cell office:value-type="float" office:value="44904" calcext:value-type="float">
            <text:p>44904</text:p>
          </table:table-cell>
          <table:table-cell office:value-type="float" office:value="55736" calcext:value-type="float">
            <text:p>55736</text:p>
          </table:table-cell>
        </table:table-row>
        <table:table-row table:style-name="ro2">
          <table:table-cell office:value-type="string" calcext:value-type="string">
            <text:p><text:a xlink:href="javascript:sym(30840)" xlink:type="simple">Akbou</text:a></text:p>
          </table:table-cell>
          <table:table-cell office:value-type="string" calcext:value-type="string">
            <text:p>أقبو</text:p>
          </table:table-cell>
          <table:table-cell office:value-type="string" calcext:value-type="string">
            <text:p>BEJ</text:p>
          </table:table-cell>
          <table:table-cell office:value-type="float" office:value="19992" calcext:value-type="float">
            <text:p>19992</text:p>
          </table:table-cell>
          <table:table-cell office:value-type="float" office:value="24648" calcext:value-type="float">
            <text:p>24648</text:p>
          </table:table-cell>
          <table:table-cell office:value-type="float" office:value="32791" calcext:value-type="float">
            <text:p>32791</text:p>
          </table:table-cell>
          <table:table-cell office:value-type="float" office:value="38291" calcext:value-type="float">
            <text:p>38291</text:p>
          </table:table-cell>
        </table:table-row>
        <table:table-row table:style-name="ro2">
          <table:table-cell office:value-type="string" calcext:value-type="string">
            <text:p><text:a xlink:href="javascript:sym(30945)" xlink:type="simple">Ammi Moussa</text:a></text:p>
          </table:table-cell>
          <table:table-cell office:value-type="string" calcext:value-type="string">
            <text:p>عمي موسى</text:p>
          </table:table-cell>
          <table:table-cell office:value-type="string" calcext:value-type="string">
            <text:p>REL</text:p>
          </table:table-cell>
          <table:table-cell office:value-type="float" office:value="5896" calcext:value-type="float">
            <text:p>5896</text:p>
          </table:table-cell>
          <table:table-cell office:value-type="float" office:value="11258" calcext:value-type="float">
            <text:p>11258</text:p>
          </table:table-cell>
          <table:table-cell office:value-type="float" office:value="24766" calcext:value-type="float">
            <text:p>24766</text:p>
          </table:table-cell>
          <table:table-cell office:value-type="float" office:value="27530" calcext:value-type="float">
            <text:p>27530</text:p>
          </table:table-cell>
        </table:table-row>
        <table:table-row table:style-name="ro2">
          <table:table-cell office:value-type="string" calcext:value-type="string">
            <text:p><text:a xlink:href="javascript:sym(1991)" xlink:type="simple">Annaba</text:a></text:p>
          </table:table-cell>
          <table:table-cell office:value-type="string" calcext:value-type="string">
            <text:p>عنابة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...</text:p>
          </table:table-cell>
          <table:table-cell office:value-type="float" office:value="222518" calcext:value-type="float">
            <text:p>222518</text:p>
          </table:table-cell>
          <table:table-cell office:value-type="float" office:value="331539" calcext:value-type="float">
            <text:p>331539</text:p>
          </table:table-cell>
          <table:table-cell office:value-type="float" office:value="342703" calcext:value-type="float">
            <text:p>342703</text:p>
          </table:table-cell>
        </table:table-row>
        <table:table-row table:style-name="ro2">
          <table:table-cell office:value-type="string" calcext:value-type="string">
            <text:p><text:a xlink:href="javascript:sym(11707)" xlink:type="simple">Arzew</text:a></text:p>
          </table:table-cell>
          <table:table-cell office:value-type="string" calcext:value-type="string">
            <text:p>أرزيو</text:p>
          </table:table-cell>
          <table:table-cell office:value-type="string" calcext:value-type="string">
            <text:p>ORA</text:p>
          </table:table-cell>
          <table:table-cell office:value-type="float" office:value="20970" calcext:value-type="float">
            <text:p>20970</text:p>
          </table:table-cell>
          <table:table-cell office:value-type="string" calcext:value-type="string">
            <text:p>...</text:p>
          </table:table-cell>
          <table:table-cell office:value-type="float" office:value="56241" calcext:value-type="float">
            <text:p>56241</text:p>
          </table:table-cell>
          <table:table-cell office:value-type="float" office:value="58162" calcext:value-type="float">
            <text:p>58162</text:p>
          </table:table-cell>
        </table:table-row>
        <table:table-row table:style-name="ro2">
          <table:table-cell office:value-type="string" calcext:value-type="string">
            <text:p><text:a xlink:href="javascript:sym(30982)" xlink:type="simple">Azazga</text:a></text:p>
          </table:table-cell>
          <table:table-cell office:value-type="string" calcext:value-type="string">
            <text:p>عزازقة</text:p>
          </table:table-cell>
          <table:table-cell office:value-type="string" calcext:value-type="string">
            <text:p>TIZ</text:p>
          </table:table-cell>
          <table:table-cell office:value-type="float" office:value="14246" calcext:value-type="float">
            <text:p>14246</text:p>
          </table:table-cell>
          <table:table-cell office:value-type="string" calcext:value-type="string">
            <text:p>...</text:p>
          </table:table-cell>
          <table:table-cell office:value-type="float" office:value="22135" calcext:value-type="float">
            <text:p>22135</text:p>
          </table:table-cell>
          <table:table-cell office:value-type="float" office:value="26515" calcext:value-type="float">
            <text:p>26515</text:p>
          </table:table-cell>
        </table:table-row>
        <table:table-row table:style-name="ro2">
          <table:table-cell office:value-type="string" calcext:value-type="string">
            <text:p><text:a xlink:href="javascript:sym(30959)" xlink:type="simple">Azzaba</text:a></text:p>
          </table:table-cell>
          <table:table-cell office:value-type="string" calcext:value-type="string">
            <text:p>عزابة</text:p>
          </table:table-cell>
          <table:table-cell office:value-type="string" calcext:value-type="string">
            <text:p>SKI</text:p>
          </table:table-cell>
          <table:table-cell office:value-type="float" office:value="15733" calcext:value-type="float">
            <text:p>15733</text:p>
          </table:table-cell>
          <table:table-cell office:value-type="string" calcext:value-type="string">
            <text:p>...</text:p>
          </table:table-cell>
          <table:table-cell office:value-type="float" office:value="29344" calcext:value-type="float">
            <text:p>29344</text:p>
          </table:table-cell>
          <table:table-cell office:value-type="float" office:value="33766" calcext:value-type="float">
            <text:p>33766</text:p>
          </table:table-cell>
        </table:table-row>
        <table:table-row table:style-name="ro2">
          <table:table-cell office:value-type="string" calcext:value-type="string">
            <text:p><text:a xlink:href="javascript:sym(1993)" xlink:type="simple">Barika</text:a></text:p>
          </table:table-cell>
          <table:table-cell office:value-type="string" calcext:value-type="string">
            <text:p>بريكة</text:p>
          </table:table-cell>
          <table:table-cell office:value-type="string" calcext:value-type="string">
            <text:p>BAT</text:p>
          </table:table-cell>
          <table:table-cell office:value-type="float" office:value="26315" calcext:value-type="float">
            <text:p>26315</text:p>
          </table:table-cell>
          <table:table-cell office:value-type="float" office:value="56488" calcext:value-type="float">
            <text:p>56488</text:p>
          </table:table-cell>
          <table:table-cell office:value-type="float" office:value="79508" calcext:value-type="float">
            <text:p>79508</text:p>
          </table:table-cell>
          <table:table-cell office:value-type="float" office:value="98141" calcext:value-type="float">
            <text:p>98141</text:p>
          </table:table-cell>
        </table:table-row>
        <table:table-row table:style-name="ro2">
          <table:table-cell office:value-type="string" calcext:value-type="string">
            <text:p><text:a xlink:href="javascript:sym(1994)" xlink:type="simple">Batna</text:a></text:p>
          </table:table-cell>
          <table:table-cell office:value-type="string" calcext:value-type="string">
            <text:p>باتنة</text:p>
          </table:table-cell>
          <table:table-cell office:value-type="string" calcext:value-type="string">
            <text:p>BAT</text:p>
          </table:table-cell>
          <table:table-cell office:value-type="float" office:value="102756" calcext:value-type="float">
            <text:p>102756</text:p>
          </table:table-cell>
          <table:table-cell office:value-type="float" office:value="181601" calcext:value-type="float">
            <text:p>181601</text:p>
          </table:table-cell>
          <table:table-cell office:value-type="float" office:value="246800" calcext:value-type="float">
            <text:p>246800</text:p>
          </table:table-cell>
          <table:table-cell office:value-type="float" office:value="289504" calcext:value-type="float">
            <text:p>289504</text:p>
          </table:table-cell>
        </table:table-row>
        <table:table-row table:style-name="ro2">
          <table:table-cell office:value-type="string" calcext:value-type="string">
            <text:p><text:a xlink:href="javascript:sym(1995)" xlink:type="simple">Béchar</text:a></text:p>
          </table:table-cell>
          <table:table-cell office:value-type="string" calcext:value-type="string">
            <text:p>بشار</text:p>
          </table:table-cell>
          <table:table-cell office:value-type="string" calcext:value-type="string">
            <text:p>BEC</text:p>
          </table:table-cell>
          <table:table-cell table:style-name="ce3" office:value-type="float" office:value="72790" calcext:value-type="float">
            <text:p>72790</text:p>
          </table:table-cell>
          <table:table-cell office:value-type="float" office:value="107311" calcext:value-type="float">
            <text:p>107311</text:p>
          </table:table-cell>
          <table:table-cell office:value-type="float" office:value="134523" calcext:value-type="float">
            <text:p>134523</text:p>
          </table:table-cell>
          <table:table-cell office:value-type="float" office:value="165241" calcext:value-type="float">
            <text:p>165241</text:p>
          </table:table-cell>
        </table:table-row>
        <table:table-row table:style-name="ro2">
          <table:table-cell office:value-type="string" calcext:value-type="string">
            <text:p><text:a xlink:href="javascript:sym(1996)" xlink:type="simple">Béjaïa</text:a></text:p>
          </table:table-cell>
          <table:table-cell office:value-type="string" calcext:value-type="string">
            <text:p>بجاية</text:p>
          </table:table-cell>
          <table:table-cell office:value-type="string" calcext:value-type="string">
            <text:p>BEJ</text:p>
          </table:table-cell>
          <table:table-cell office:value-type="float" office:value="73960" calcext:value-type="float">
            <text:p>73960</text:p>
          </table:table-cell>
          <table:table-cell office:value-type="float" office:value="114534" calcext:value-type="float">
            <text:p>114534</text:p>
          </table:table-cell>
          <table:table-cell office:value-type="float" office:value="144405" calcext:value-type="float">
            <text:p>144405</text:p>
          </table:table-cell>
          <table:table-cell office:value-type="float" office:value="176139" calcext:value-type="float">
            <text:p>176139</text:p>
          </table:table-cell>
        </table:table-row>
        <table:table-row table:style-name="ro2">
          <table:table-cell office:value-type="string" calcext:value-type="string">
            <text:p><text:a xlink:href="javascript:sym(30829)" xlink:type="simple">Beni Saf</text:a></text:p>
          </table:table-cell>
          <table:table-cell office:value-type="string" calcext:value-type="string">
            <text:p>بني صاف</text:p>
          </table:table-cell>
          <table:table-cell office:value-type="string" calcext:value-type="string">
            <text:p>ATE</text:p>
          </table:table-cell>
          <table:table-cell office:value-type="float" office:value="23968" calcext:value-type="float">
            <text:p>23968</text:p>
          </table:table-cell>
          <table:table-cell office:value-type="string" calcext:value-type="string">
            <text:p>...</text:p>
          </table:table-cell>
          <table:table-cell office:value-type="float" office:value="37327" calcext:value-type="float">
            <text:p>37327</text:p>
          </table:table-cell>
          <table:table-cell office:value-type="float" office:value="39749" calcext:value-type="float">
            <text:p>39749</text:p>
          </table:table-cell>
        </table:table-row>
        <table:table-row table:style-name="ro2">
          <table:table-cell office:value-type="string" calcext:value-type="string">
            <text:p><text:a xlink:href="javascript:sym(30856)" xlink:type="simple">Beni Tamou</text:a></text:p>
          </table:table-cell>
          <table:table-cell office:value-type="string" calcext:value-type="string">
            <text:p>بني تامو</text:p>
          </table:table-cell>
          <table:table-cell office:value-type="string" calcext:value-type="string">
            <text:p>BLI</text:p>
          </table:table-cell>
          <table:table-cell office:value-type="float" office:value="6165" calcext:value-type="float">
            <text:p>6165</text:p>
          </table:table-cell>
          <table:table-cell office:value-type="string" calcext:value-type="string">
            <text:p>...</text:p>
          </table:table-cell>
          <table:table-cell office:value-type="float" office:value="21256" calcext:value-type="float">
            <text:p>21256</text:p>
          </table:table-cell>
          <table:table-cell office:value-type="float" office:value="33846" calcext:value-type="float">
            <text:p>33846</text:p>
          </table:table-cell>
        </table:table-row>
        <table:table-row table:style-name="ro2">
          <table:table-cell office:value-type="string" calcext:value-type="string">
            <text:p><text:a xlink:href="javascript:sym(30886)" xlink:type="simple">Berriane</text:a></text:p>
          </table:table-cell>
          <table:table-cell office:value-type="string" calcext:value-type="string">
            <text:p>بريان</text:p>
          </table:table-cell>
          <table:table-cell office:value-type="string" calcext:value-type="string">
            <text:p>GHA</text:p>
          </table:table-cell>
          <table:table-cell office:value-type="float" office:value="13345" calcext:value-type="float">
            <text:p>13345</text:p>
          </table:table-cell>
          <table:table-cell office:value-type="float" office:value="20721" calcext:value-type="float">
            <text:p>20721</text:p>
          </table:table-cell>
          <table:table-cell office:value-type="float" office:value="24765" calcext:value-type="float">
            <text:p>24765</text:p>
          </table:table-cell>
          <table:table-cell office:value-type="float" office:value="30170" calcext:value-type="float">
            <text:p>30170</text:p>
          </table:table-cell>
        </table:table-row>
        <table:table-row table:style-name="ro2">
          <table:table-cell office:value-type="string" calcext:value-type="string">
            <text:p><text:a xlink:href="javascript:sym(30904)" xlink:type="simple">Berrouaghia</text:a></text:p>
          </table:table-cell>
          <table:table-cell office:value-type="string" calcext:value-type="string">
            <text:p>البرواقية</text:p>
          </table:table-cell>
          <table:table-cell office:value-type="string" calcext:value-type="string">
            <text:p>MED</text:p>
          </table:table-cell>
          <table:table-cell office:value-type="float" office:value="11511" calcext:value-type="float">
            <text:p>11511</text:p>
          </table:table-cell>
          <table:table-cell office:value-type="string" calcext:value-type="string">
            <text:p>...</text:p>
          </table:table-cell>
          <table:table-cell office:value-type="float" office:value="51802" calcext:value-type="float">
            <text:p>51802</text:p>
          </table:table-cell>
          <table:table-cell office:value-type="float" office:value="55775" calcext:value-type="float">
            <text:p>55775</text:p>
          </table:table-cell>
        </table:table-row>
        <table:table-row table:style-name="ro2">
          <table:table-cell office:value-type="string" calcext:value-type="string">
            <text:p><text:a xlink:href="javascript:sym(11709)" xlink:type="simple">Bir El Ater</text:a></text:p>
          </table:table-cell>
          <table:table-cell office:value-type="string" calcext:value-type="string">
            <text:p>بئر العاتر</text:p>
          </table:table-cell>
          <table:table-cell office:value-type="string" calcext:value-type="string">
            <text:p>TEB</text:p>
          </table:table-cell>
          <table:table-cell office:value-type="float" office:value="13812" calcext:value-type="float">
            <text:p>13812</text:p>
          </table:table-cell>
          <table:table-cell office:value-type="string" calcext:value-type="string">
            <text:p>...</text:p>
          </table:table-cell>
          <table:table-cell office:value-type="float" office:value="53162" calcext:value-type="float">
            <text:p>53162</text:p>
          </table:table-cell>
          <table:table-cell office:value-type="float" office:value="70749" calcext:value-type="float">
            <text:p>70749</text:p>
          </table:table-cell>
        </table:table-row>
        <table:table-row table:style-name="ro2">
          <table:table-cell office:value-type="string" calcext:value-type="string">
            <text:p><text:a xlink:href="javascript:sym(30881)" xlink:type="simple">Birine</text:a></text:p>
          </table:table-cell>
          <table:table-cell office:value-type="string" calcext:value-type="string">
            <text:p>بيرين</text:p>
          </table:table-cell>
          <table:table-cell office:value-type="string" calcext:value-type="string">
            <text:p>DJE</text:p>
          </table:table-cell>
          <table:table-cell office:value-type="float" office:value="7317" calcext:value-type="float">
            <text:p>7317</text:p>
          </table:table-cell>
          <table:table-cell office:value-type="string" calcext:value-type="string">
            <text:p>...</text:p>
          </table:table-cell>
          <table:table-cell office:value-type="float" office:value="23094" calcext:value-type="float">
            <text:p>23094</text:p>
          </table:table-cell>
          <table:table-cell office:value-type="float" office:value="26670" calcext:value-type="float">
            <text:p>26670</text:p>
          </table:table-cell>
        </table:table-row>
        <table:table-row table:style-name="ro2">
          <table:table-cell office:value-type="string" calcext:value-type="string">
            <text:p><text:a xlink:href="javascript:sym(1997)" xlink:type="simple">Biskra</text:a></text:p>
          </table:table-cell>
          <table:table-cell office:value-type="string" calcext:value-type="string">
            <text:p>بسكرة</text:p>
          </table:table-cell>
          <table:table-cell office:value-type="string" calcext:value-type="string">
            <text:p>BIS</text:p>
          </table:table-cell>
          <table:table-cell office:value-type="float" office:value="90471" calcext:value-type="float">
            <text:p>90471</text:p>
          </table:table-cell>
          <table:table-cell office:value-type="float" office:value="128281" calcext:value-type="float">
            <text:p>128281</text:p>
          </table:table-cell>
          <table:table-cell office:value-type="float" office:value="177060" calcext:value-type="float">
            <text:p>177060</text:p>
          </table:table-cell>
          <table:table-cell office:value-type="float" office:value="204661" calcext:value-type="float">
            <text:p>204661</text:p>
          </table:table-cell>
        </table:table-row>
        <table:table-row table:style-name="ro3">
          <table:table-cell office:value-type="string" calcext:value-type="string">
            <text:p><text:a xlink:href="javascript:sym(2004)" xlink:type="simple">Blida</text:a> (El Boulaïda)</text:p>
          </table:table-cell>
          <table:table-cell office:value-type="string" calcext:value-type="string">
            <text:p>البليدة</text:p>
          </table:table-cell>
          <table:table-cell office:value-type="string" calcext:value-type="string">
            <text:p>BLI</text:p>
          </table:table-cell>
          <table:table-cell office:value-type="string" calcext:value-type="string">
            <text:p>...</text:p>
          </table:table-cell>
          <table:table-cell office:value-type="float" office:value="125571" calcext:value-type="float">
            <text:p>125571</text:p>
          </table:table-cell>
          <table:table-cell office:value-type="float" office:value="249553" calcext:value-type="float">
            <text:p>249553</text:p>
          </table:table-cell>
          <table:table-cell office:value-type="float" office:value="331779" calcext:value-type="float">
            <text:p>331779</text:p>
          </table:table-cell>
        </table:table-row>
        <table:table-row table:style-name="ro2">
          <table:table-cell office:value-type="string" calcext:value-type="string">
            <text:p><text:a xlink:href="javascript:sym(1999)" xlink:type="simple">Bordj Bou Arreridj</text:a></text:p>
          </table:table-cell>
          <table:table-cell office:value-type="string" calcext:value-type="string">
            <text:p>برج بوعريرج</text:p>
          </table:table-cell>
          <table:table-cell office:value-type="string" calcext:value-type="string">
            <text:p>BBA</text:p>
          </table:table-cell>
          <table:table-cell office:value-type="float" office:value="54505" calcext:value-type="float">
            <text:p>54505</text:p>
          </table:table-cell>
          <table:table-cell office:value-type="float" office:value="84264" calcext:value-type="float">
            <text:p>84264</text:p>
          </table:table-cell>
          <table:table-cell office:value-type="float" office:value="129004" calcext:value-type="float">
            <text:p>129004</text:p>
          </table:table-cell>
          <table:table-cell office:value-type="float" office:value="158812" calcext:value-type="float">
            <text:p>158812</text:p>
          </table:table-cell>
        </table:table-row>
        <table:table-row table:style-name="ro2">
          <table:table-cell office:value-type="string" calcext:value-type="string">
            <text:p><text:a xlink:href="javascript:sym(30866)" xlink:type="simple">Bordj Menaïel</text:a></text:p>
          </table:table-cell>
          <table:table-cell office:value-type="string" calcext:value-type="string">
            <text:p>برج منايل</text:p>
          </table:table-cell>
          <table:table-cell office:value-type="string" calcext:value-type="string">
            <text:p>BOM</text:p>
          </table:table-cell>
          <table:table-cell office:value-type="float" office:value="22802" calcext:value-type="float">
            <text:p>22802</text:p>
          </table:table-cell>
          <table:table-cell office:value-type="string" calcext:value-type="string">
            <text:p>...</text:p>
          </table:table-cell>
          <table:table-cell office:value-type="float" office:value="35556" calcext:value-type="float">
            <text:p>35556</text:p>
          </table:table-cell>
          <table:table-cell office:value-type="float" office:value="44572" calcext:value-type="float">
            <text:p>44572</text:p>
          </table:table-cell>
        </table:table-row>
        <table:table-row table:style-name="ro2">
          <table:table-cell office:value-type="string" calcext:value-type="string">
            <text:p><text:a xlink:href="javascript:sym(30865)" xlink:type="simple">Boudouaou</text:a></text:p>
          </table:table-cell>
          <table:table-cell office:value-type="string" calcext:value-type="string">
            <text:p>بودواو</text:p>
          </table:table-cell>
          <table:table-cell office:value-type="string" calcext:value-type="string">
            <text:p>BOM</text:p>
          </table:table-cell>
          <table:table-cell office:value-type="float" office:value="16909" calcext:value-type="float">
            <text:p>16909</text:p>
          </table:table-cell>
          <table:table-cell office:value-type="string" calcext:value-type="string">
            <text:p>...</text:p>
          </table:table-cell>
          <table:table-cell office:value-type="float" office:value="42507" calcext:value-type="float">
            <text:p>42507</text:p>
          </table:table-cell>
          <table:table-cell office:value-type="float" office:value="56398" calcext:value-type="float">
            <text:p>56398</text:p>
          </table:table-cell>
        </table:table-row>
        <table:table-row table:style-name="ro2">
          <table:table-cell office:value-type="string" calcext:value-type="string">
            <text:p><text:a xlink:href="javascript:sym(30854)" xlink:type="simple">Boufarik</text:a></text:p>
          </table:table-cell>
          <table:table-cell office:value-type="string" calcext:value-type="string">
            <text:p>بوفاريك</text:p>
          </table:table-cell>
          <table:table-cell office:value-type="string" calcext:value-type="string">
            <text:p>BLI</text:p>
          </table:table-cell>
          <table:table-cell office:value-type="float" office:value="35026" calcext:value-type="float">
            <text:p>35026</text:p>
          </table:table-cell>
          <table:table-cell office:value-type="string" calcext:value-type="string">
            <text:p>...</text:p>
          </table:table-cell>
          <table:table-cell office:value-type="float" office:value="48766" calcext:value-type="float">
            <text:p>48766</text:p>
          </table:table-cell>
          <table:table-cell office:value-type="float" office:value="57162" calcext:value-type="float">
            <text:p>57162</text:p>
          </table:table-cell>
        </table:table-row>
        <table:table-row table:style-name="ro2">
          <table:table-cell office:value-type="string" calcext:value-type="string">
            <text:p><text:a xlink:href="javascript:sym(33783)" xlink:type="simple">Bougaa</text:a></text:p>
          </table:table-cell>
          <table:table-cell office:value-type="string" calcext:value-type="string">
            <text:p>بوقاعة</text:p>
          </table:table-cell>
          <table:table-cell office:value-type="string" calcext:value-type="string">
            <text:p>SE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0551" calcext:value-type="float">
            <text:p>30551</text:p>
          </table:table-cell>
          <table:table-cell office:value-type="float" office:value="31922" calcext:value-type="float">
            <text:p>31922</text:p>
          </table:table-cell>
        </table:table-row>
        <table:table-row table:style-name="ro2">
          <table:table-cell office:value-type="string" calcext:value-type="string">
            <text:p><text:a xlink:href="javascript:sym(30859)" xlink:type="simple">Bougara</text:a></text:p>
          </table:table-cell>
          <table:table-cell office:value-type="string" calcext:value-type="string">
            <text:p>بوقارة</text:p>
          </table:table-cell>
          <table:table-cell office:value-type="string" calcext:value-type="string">
            <text:p>BLI</text:p>
          </table:table-cell>
          <table:table-cell office:value-type="float" office:value="17484" calcext:value-type="float">
            <text:p>17484</text:p>
          </table:table-cell>
          <table:table-cell office:value-type="string" calcext:value-type="string">
            <text:p>...</text:p>
          </table:table-cell>
          <table:table-cell office:value-type="float" office:value="34062" calcext:value-type="float">
            <text:p>34062</text:p>
          </table:table-cell>
          <table:table-cell office:value-type="float" office:value="38352" calcext:value-type="float">
            <text:p>38352</text:p>
          </table:table-cell>
        </table:table-row>
        <table:table-row table:style-name="ro2">
          <table:table-cell office:value-type="string" calcext:value-type="string">
            <text:p><text:a xlink:href="javascript:sym(30860)" xlink:type="simple">Bouira</text:a></text:p>
          </table:table-cell>
          <table:table-cell office:value-type="string" calcext:value-type="string">
            <text:p>البويرة</text:p>
          </table:table-cell>
          <table:table-cell office:value-type="string" calcext:value-type="string">
            <text:p>BOI</text:p>
          </table:table-cell>
          <table:table-cell office:value-type="float" office:value="24713" calcext:value-type="float">
            <text:p>24713</text:p>
          </table:table-cell>
          <table:table-cell office:value-type="string" calcext:value-type="string">
            <text:p>...</text:p>
          </table:table-cell>
          <table:table-cell office:value-type="float" office:value="52509" calcext:value-type="float">
            <text:p>52509</text:p>
          </table:table-cell>
          <table:table-cell office:value-type="float" office:value="68545" calcext:value-type="float">
            <text:p>68545</text:p>
          </table:table-cell>
        </table:table-row>
        <table:table-row table:style-name="ro2">
          <table:table-cell office:value-type="string" calcext:value-type="string">
            <text:p><text:a xlink:href="javascript:sym(30977)" xlink:type="simple">Bou Ismaïl</text:a></text:p>
          </table:table-cell>
          <table:table-cell office:value-type="string" calcext:value-type="string">
            <text:p>بواسماعيل</text:p>
          </table:table-cell>
          <table:table-cell office:value-type="string" calcext:value-type="string">
            <text:p>TIP</text:p>
          </table:table-cell>
          <table:table-cell office:value-type="float" office:value="15848" calcext:value-type="float">
            <text:p>15848</text:p>
          </table:table-cell>
          <table:table-cell office:value-type="string" calcext:value-type="string">
            <text:p>...</text:p>
          </table:table-cell>
          <table:table-cell office:value-type="float" office:value="33691" calcext:value-type="float">
            <text:p>33691</text:p>
          </table:table-cell>
          <table:table-cell office:value-type="float" office:value="40984" calcext:value-type="float">
            <text:p>40984</text:p>
          </table:table-cell>
        </table:table-row>
        <table:table-row table:style-name="ro2">
          <table:table-cell office:value-type="string" calcext:value-type="string">
            <text:p><text:a xlink:href="javascript:sym(30872)" xlink:type="simple">Boukadir</text:a></text:p>
          </table:table-cell>
          <table:table-cell office:value-type="string" calcext:value-type="string">
            <text:p>بوقادير</text:p>
          </table:table-cell>
          <table:table-cell office:value-type="string" calcext:value-type="string">
            <text:p>CHL</text:p>
          </table:table-cell>
          <table:table-cell office:value-type="float" office:value="7717" calcext:value-type="float">
            <text:p>7717</text:p>
          </table:table-cell>
          <table:table-cell office:value-type="string" calcext:value-type="string">
            <text:p>...</text:p>
          </table:table-cell>
          <table:table-cell office:value-type="float" office:value="17484" calcext:value-type="float">
            <text:p>17484</text:p>
          </table:table-cell>
          <table:table-cell office:value-type="float" office:value="28652" calcext:value-type="float">
            <text:p>28652</text:p>
          </table:table-cell>
        </table:table-row>
        <table:table-row table:style-name="ro2">
          <table:table-cell office:value-type="string" calcext:value-type="string">
            <text:p><text:a xlink:href="javascript:sym(30864)" xlink:type="simple">Boumerdès</text:a></text:p>
          </table:table-cell>
          <table:table-cell office:value-type="string" calcext:value-type="string">
            <text:p>بومرداس</text:p>
          </table:table-cell>
          <table:table-cell office:value-type="string" calcext:value-type="string">
            <text:p>BOM</text:p>
          </table:table-cell>
          <table:table-cell office:value-type="float" office:value="8232" calcext:value-type="float">
            <text:p>8232</text:p>
          </table:table-cell>
          <table:table-cell office:value-type="string" calcext:value-type="string">
            <text:p>...</text:p>
          </table:table-cell>
          <table:table-cell office:value-type="float" office:value="28480" calcext:value-type="float">
            <text:p>28480</text:p>
          </table:table-cell>
          <table:table-cell office:value-type="float" office:value="28996" calcext:value-type="float">
            <text:p>28996</text:p>
          </table:table-cell>
        </table:table-row>
        <table:table-row table:style-name="ro2">
          <table:table-cell office:value-type="string" calcext:value-type="string">
            <text:p><text:a xlink:href="javascript:sym(2002)" xlink:type="simple">Bou Saâda</text:a></text:p>
          </table:table-cell>
          <table:table-cell office:value-type="string" calcext:value-type="string">
            <text:p>بوسعادة</text:p>
          </table:table-cell>
          <table:table-cell office:value-type="string" calcext:value-type="string">
            <text:p>MSI</text:p>
          </table:table-cell>
          <table:table-cell office:value-type="float" office:value="46760" calcext:value-type="float">
            <text:p>46760</text:p>
          </table:table-cell>
          <table:table-cell office:value-type="float" office:value="66688" calcext:value-type="float">
            <text:p>66688</text:p>
          </table:table-cell>
          <table:table-cell office:value-type="float" office:value="99766" calcext:value-type="float">
            <text:p>99766</text:p>
          </table:table-cell>
          <table:table-cell office:value-type="float" office:value="111787" calcext:value-type="float">
            <text:p>111787</text:p>
          </table:table-cell>
        </table:table-row>
        <table:table-row table:style-name="ro2">
          <table:table-cell office:value-type="string" calcext:value-type="string">
            <text:p><text:a xlink:href="javascript:sym(30906)" xlink:type="simple">Chelghoum Laïd</text:a></text:p>
          </table:table-cell>
          <table:table-cell office:value-type="string" calcext:value-type="string">
            <text:p>شلغوم العيد</text:p>
          </table:table-cell>
          <table:table-cell office:value-type="string" calcext:value-type="string">
            <text:p>MIL</text:p>
          </table:table-cell>
          <table:table-cell office:value-type="float" office:value="22534" calcext:value-type="float">
            <text:p>22534</text:p>
          </table:table-cell>
          <table:table-cell office:value-type="string" calcext:value-type="string">
            <text:p>...</text:p>
          </table:table-cell>
          <table:table-cell office:value-type="float" office:value="41964" calcext:value-type="float">
            <text:p>41964</text:p>
          </table:table-cell>
          <table:table-cell office:value-type="float" office:value="54495" calcext:value-type="float">
            <text:p>54495</text:p>
          </table:table-cell>
        </table:table-row>
        <table:table-row table:style-name="ro2">
          <table:table-cell office:value-type="string" calcext:value-type="string">
            <text:p><text:a xlink:href="javascript:sym(30902)" xlink:type="simple">Chellalet El Adhaoura</text:a></text:p>
          </table:table-cell>
          <table:table-cell office:value-type="string" calcext:value-type="string">
            <text:p>شلالة العذاورة</text:p>
          </table:table-cell>
          <table:table-cell office:value-type="string" calcext:value-type="string">
            <text:p>MED</text:p>
          </table:table-cell>
          <table:table-cell office:value-type="float" office:value="5935" calcext:value-type="float">
            <text:p>5935</text:p>
          </table:table-cell>
          <table:table-cell office:value-type="float" office:value="13217" calcext:value-type="float">
            <text:p>13217</text:p>
          </table:table-cell>
          <table:table-cell office:value-type="float" office:value="22330" calcext:value-type="float">
            <text:p>22330</text:p>
          </table:table-cell>
          <table:table-cell office:value-type="float" office:value="26077" calcext:value-type="float">
            <text:p>26077</text:p>
          </table:table-cell>
        </table:table-row>
        <table:table-row table:style-name="ro2">
          <table:table-cell office:value-type="string" calcext:value-type="string">
            <text:p><text:a xlink:href="javascript:sym(30975)" xlink:type="simple">Cherchell</text:a></text:p>
          </table:table-cell>
          <table:table-cell office:value-type="string" calcext:value-type="string">
            <text:p>شرشال</text:p>
          </table:table-cell>
          <table:table-cell office:value-type="string" calcext:value-type="string">
            <text:p>TIP</text:p>
          </table:table-cell>
          <table:table-cell office:value-type="float" office:value="14685" calcext:value-type="float">
            <text:p>14685</text:p>
          </table:table-cell>
          <table:table-cell office:value-type="string" calcext:value-type="string">
            <text:p>...</text:p>
          </table:table-cell>
          <table:table-cell office:value-type="float" office:value="24397" calcext:value-type="float">
            <text:p>24397</text:p>
          </table:table-cell>
          <table:table-cell office:value-type="float" office:value="34372" calcext:value-type="float">
            <text:p>34372</text:p>
          </table:table-cell>
        </table:table-row>
        <table:table-row table:style-name="ro2">
          <table:table-cell office:value-type="string" calcext:value-type="string">
            <text:p><text:a xlink:href="javascript:sym(11706)" xlink:type="simple">Cheria</text:a></text:p>
          </table:table-cell>
          <table:table-cell office:value-type="string" calcext:value-type="string">
            <text:p>الشريعة</text:p>
          </table:table-cell>
          <table:table-cell office:value-type="string" calcext:value-type="string">
            <text:p>TEB</text:p>
          </table:table-cell>
          <table:table-cell office:value-type="float" office:value="10957" calcext:value-type="float">
            <text:p>10957</text:p>
          </table:table-cell>
          <table:table-cell office:value-type="string" calcext:value-type="string">
            <text:p>...</text:p>
          </table:table-cell>
          <table:table-cell office:value-type="float" office:value="53645" calcext:value-type="float">
            <text:p>53645</text:p>
          </table:table-cell>
          <table:table-cell office:value-type="float" office:value="66160" calcext:value-type="float">
            <text:p>66160</text:p>
          </table:table-cell>
        </table:table-row>
        <table:table-row table:style-name="ro2">
          <table:table-cell office:value-type="string" calcext:value-type="string">
            <text:p><text:a xlink:href="javascript:sym(30992)" xlink:type="simple">Chetouane</text:a></text:p>
          </table:table-cell>
          <table:table-cell office:value-type="string" calcext:value-type="string">
            <text:p>شتوان</text:p>
          </table:table-cell>
          <table:table-cell office:value-type="string" calcext:value-type="string">
            <text:p>TLE</text:p>
          </table:table-cell>
          <table:table-cell office:value-type="float" office:value="9994" calcext:value-type="float">
            <text:p>9994</text:p>
          </table:table-cell>
          <table:table-cell office:value-type="string" calcext:value-type="string">
            <text:p>...</text:p>
          </table:table-cell>
          <table:table-cell office:value-type="float" office:value="25172" calcext:value-type="float">
            <text:p>25172</text:p>
          </table:table-cell>
          <table:table-cell office:value-type="float" office:value="36776" calcext:value-type="float">
            <text:p>36776</text:p>
          </table:table-cell>
        </table:table-row>
        <table:table-row table:style-name="ro2">
          <table:table-cell office:value-type="string" calcext:value-type="string">
            <text:p><text:a xlink:href="javascript:sym(33782)" xlink:type="simple">Chettia</text:a></text:p>
          </table:table-cell>
          <table:table-cell office:value-type="string" calcext:value-type="string">
            <text:p>الشطية</text:p>
          </table:table-cell>
          <table:table-cell office:value-type="string" calcext:value-type="string">
            <text:p>CHL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9080" calcext:value-type="float">
            <text:p>49080</text:p>
          </table:table-cell>
          <table:table-cell office:value-type="float" office:value="60170" calcext:value-type="float">
            <text:p>60170</text:p>
          </table:table-cell>
        </table:table-row>
        <table:table-row table:style-name="ro3">
          <table:table-cell office:value-type="string" calcext:value-type="string">
            <text:p><text:a xlink:href="javascript:sym(2003)" xlink:type="simple">Chlef</text:a> (El Asnam)</text:p>
          </table:table-cell>
          <table:table-cell office:value-type="string" calcext:value-type="string">
            <text:p>الشلف</text:p>
          </table:table-cell>
          <table:table-cell office:value-type="string" calcext:value-type="string">
            <text:p>CHL</text:p>
          </table:table-cell>
          <table:table-cell office:value-type="float" office:value="75864" calcext:value-type="float">
            <text:p>75864</text:p>
          </table:table-cell>
          <table:table-cell office:value-type="float" office:value="87681" calcext:value-type="float">
            <text:p>87681</text:p>
          </table:table-cell>
          <table:table-cell office:value-type="float" office:value="125234" calcext:value-type="float">
            <text:p>125234</text:p>
          </table:table-cell>
          <table:table-cell office:value-type="float" office:value="155134" calcext:value-type="float">
            <text:p>155134</text:p>
          </table:table-cell>
        </table:table-row>
        <table:table-row table:style-name="ro2">
          <table:table-cell office:value-type="string" calcext:value-type="string">
            <text:p><text:a xlink:href="javascript:sym(30960)" xlink:type="simple">Collo</text:a></text:p>
          </table:table-cell>
          <table:table-cell office:value-type="string" calcext:value-type="string">
            <text:p>القل</text:p>
          </table:table-cell>
          <table:table-cell office:value-type="string" calcext:value-type="string">
            <text:p>SKI</text:p>
          </table:table-cell>
          <table:table-cell office:value-type="float" office:value="12408" calcext:value-type="float">
            <text:p>12408</text:p>
          </table:table-cell>
          <table:table-cell office:value-type="string" calcext:value-type="string">
            <text:p>...</text:p>
          </table:table-cell>
          <table:table-cell office:value-type="float" office:value="27774" calcext:value-type="float">
            <text:p>27774</text:p>
          </table:table-cell>
          <table:table-cell office:value-type="float" office:value="29354" calcext:value-type="float">
            <text:p>29354</text:p>
          </table:table-cell>
        </table:table-row>
        <table:table-row table:style-name="ro3">
          <table:table-cell office:value-type="string" calcext:value-type="string">
            <text:p><text:a xlink:href="javascript:sym(2023)" xlink:type="simple">Constantine</text:a> (Qacentina)</text:p>
          </table:table-cell>
          <table:table-cell office:value-type="string" calcext:value-type="string">
            <text:p>قسنطينة</text:p>
          </table:table-cell>
          <table:table-cell office:value-type="string" calcext:value-type="string">
            <text:p>CON</text:p>
          </table:table-cell>
          <table:table-cell office:value-type="float" office:value="344454" calcext:value-type="float">
            <text:p>344454</text:p>
          </table:table-cell>
          <table:table-cell office:value-type="float" office:value="440842" calcext:value-type="float">
            <text:p>440842</text:p>
          </table:table-cell>
          <table:table-cell office:value-type="float" office:value="479122" calcext:value-type="float">
            <text:p>479122</text:p>
          </table:table-cell>
          <table:table-cell office:value-type="float" office:value="448028" calcext:value-type="float">
            <text:p>448028</text:p>
          </table:table-cell>
        </table:table-row>
        <table:table-row table:style-name="ro2">
          <table:table-cell office:value-type="string" calcext:value-type="string">
            <text:p><text:a xlink:href="javascript:sym(30884)" xlink:type="simple">Dar Chioukh</text:a></text:p>
          </table:table-cell>
          <table:table-cell office:value-type="string" calcext:value-type="string">
            <text:p>دار الشيوخ</text:p>
          </table:table-cell>
          <table:table-cell office:value-type="string" calcext:value-type="string">
            <text:p>DJE</text:p>
          </table:table-cell>
          <table:table-cell office:value-type="float" office:value="5737" calcext:value-type="float">
            <text:p>5737</text:p>
          </table:table-cell>
          <table:table-cell office:value-type="string" calcext:value-type="string">
            <text:p>...</text:p>
          </table:table-cell>
          <table:table-cell office:value-type="float" office:value="22197" calcext:value-type="float">
            <text:p>22197</text:p>
          </table:table-cell>
          <table:table-cell office:value-type="float" office:value="26605" calcext:value-type="float">
            <text:p>26605</text:p>
          </table:table-cell>
        </table:table-row>
        <table:table-row table:style-name="ro2">
          <table:table-cell office:value-type="string" calcext:value-type="string">
            <text:p><text:a xlink:href="javascript:sym(30943)" xlink:type="simple">Djamaa</text:a></text:p>
          </table:table-cell>
          <table:table-cell office:value-type="string" calcext:value-type="string">
            <text:p>جامعة</text:p>
          </table:table-cell>
          <table:table-cell office:value-type="string" calcext:value-type="string">
            <text:p>OUE</text:p>
          </table:table-cell>
          <table:table-cell office:value-type="float" office:value="17738" calcext:value-type="float">
            <text:p>17738</text:p>
          </table:table-cell>
          <table:table-cell office:value-type="string" calcext:value-type="string">
            <text:p>...</text:p>
          </table:table-cell>
          <table:table-cell office:value-type="float" office:value="25415" calcext:value-type="float">
            <text:p>25415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2">
          <table:table-cell office:value-type="string" calcext:value-type="string">
            <text:p><text:a xlink:href="javascript:sym(2007)" xlink:type="simple">Djelfa</text:a></text:p>
          </table:table-cell>
          <table:table-cell office:value-type="string" calcext:value-type="string">
            <text:p>الجلفة</text:p>
          </table:table-cell>
          <table:table-cell office:value-type="string" calcext:value-type="string">
            <text:p>DJE</text:p>
          </table:table-cell>
          <table:table-cell office:value-type="float" office:value="47435" calcext:value-type="float">
            <text:p>47435</text:p>
          </table:table-cell>
          <table:table-cell office:value-type="float" office:value="84207" calcext:value-type="float">
            <text:p>84207</text:p>
          </table:table-cell>
          <table:table-cell office:value-type="float" office:value="158679" calcext:value-type="float">
            <text:p>158679</text:p>
          </table:table-cell>
          <table:table-cell office:value-type="float" office:value="265833" calcext:value-type="float">
            <text:p>265833</text:p>
          </table:table-cell>
        </table:table-row>
        <table:table-row table:style-name="ro2">
          <table:table-cell office:value-type="string" calcext:value-type="string">
            <text:p><text:a xlink:href="javascript:sym(31002)" xlink:type="simple">Douéra</text:a></text:p>
          </table:table-cell>
          <table:table-cell office:value-type="string" calcext:value-type="string">
            <text:p>دويرة</text:p>
          </table:table-cell>
          <table:table-cell office:value-type="string" calcext:value-type="string">
            <text:p>DJZ</text:p>
          </table:table-cell>
          <table:table-cell office:value-type="float" office:value="9679" calcext:value-type="float">
            <text:p>9679</text:p>
          </table:table-cell>
          <table:table-cell office:value-type="string" calcext:value-type="string">
            <text:p>...</text:p>
          </table:table-cell>
          <table:table-cell office:value-type="float" office:value="18830" calcext:value-type="float">
            <text:p>18830</text:p>
          </table:table-cell>
          <table:table-cell office:value-type="float" office:value="46266" calcext:value-type="float">
            <text:p>46266</text:p>
          </table:table-cell>
        </table:table-row>
        <table:table-row table:style-name="ro2">
          <table:table-cell office:value-type="string" calcext:value-type="string">
            <text:p><text:a xlink:href="javascript:sym(30985)" xlink:type="simple">Draâ Ben Khedda</text:a></text:p>
          </table:table-cell>
          <table:table-cell office:value-type="string" calcext:value-type="string">
            <text:p>ذراع بن خدة</text:p>
          </table:table-cell>
          <table:table-cell office:value-type="string" calcext:value-type="string">
            <text:p>TIZ</text:p>
          </table:table-cell>
          <table:table-cell office:value-type="float" office:value="13137" calcext:value-type="float">
            <text:p>13137</text:p>
          </table:table-cell>
          <table:table-cell office:value-type="string" calcext:value-type="string">
            <text:p>...</text:p>
          </table:table-cell>
          <table:table-cell office:value-type="float" office:value="26232" calcext:value-type="float">
            <text:p>26232</text:p>
          </table:table-cell>
          <table:table-cell office:value-type="float" office:value="29403" calcext:value-type="float">
            <text:p>29403</text:p>
          </table:table-cell>
        </table:table-row>
        <table:table-row table:style-name="ro2">
          <table:table-cell office:value-type="string" calcext:value-type="string">
            <text:p><text:a xlink:href="javascript:sym(30821)" xlink:type="simple">El Abadia</text:a></text:p>
          </table:table-cell>
          <table:table-cell office:value-type="string" calcext:value-type="string">
            <text:p>العبادية</text:p>
          </table:table-cell>
          <table:table-cell office:value-type="string" calcext:value-type="string">
            <text:p>ADE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...</text:p>
          </table:table-cell>
          <table:table-cell office:value-type="float" office:value="21450" calcext:value-type="float">
            <text:p>21450</text:p>
          </table:table-cell>
          <table:table-cell office:value-type="float" office:value="27185" calcext:value-type="float">
            <text:p>27185</text:p>
          </table:table-cell>
        </table:table-row>
        <table:table-row table:style-name="ro2">
          <table:table-cell office:value-type="string" calcext:value-type="string">
            <text:p><text:a xlink:href="javascript:sym(30850)" xlink:type="simple">El Affroun</text:a></text:p>
          </table:table-cell>
          <table:table-cell office:value-type="string" calcext:value-type="string">
            <text:p>العفرون</text:p>
          </table:table-cell>
          <table:table-cell office:value-type="string" calcext:value-type="string">
            <text:p>BLI</text:p>
          </table:table-cell>
          <table:table-cell office:value-type="float" office:value="16659" calcext:value-type="float">
            <text:p>16659</text:p>
          </table:table-cell>
          <table:table-cell office:value-type="string" calcext:value-type="string">
            <text:p>...</text:p>
          </table:table-cell>
          <table:table-cell office:value-type="float" office:value="31014" calcext:value-type="float">
            <text:p>31014</text:p>
          </table:table-cell>
          <table:table-cell office:value-type="float" office:value="35074" calcext:value-type="float">
            <text:p>35074</text:p>
          </table:table-cell>
        </table:table-row>
        <table:table-row table:style-name="ro2">
          <table:table-cell office:value-type="string" calcext:value-type="string">
            <text:p><text:a xlink:href="javascript:sym(30820)" xlink:type="simple">El Attaf</text:a></text:p>
          </table:table-cell>
          <table:table-cell office:value-type="string" calcext:value-type="string">
            <text:p>العطاف</text:p>
          </table:table-cell>
          <table:table-cell office:value-type="string" calcext:value-type="string">
            <text:p>ADE</text:p>
          </table:table-cell>
          <table:table-cell office:value-type="float" office:value="11136" calcext:value-type="float">
            <text:p>11136</text:p>
          </table:table-cell>
          <table:table-cell office:value-type="string" calcext:value-type="string">
            <text:p>...</text:p>
          </table:table-cell>
          <table:table-cell office:value-type="float" office:value="27118" calcext:value-type="float">
            <text:p>27118</text:p>
          </table:table-cell>
          <table:table-cell office:value-type="float" office:value="33349" calcext:value-type="float">
            <text:p>33349</text:p>
          </table:table-cell>
        </table:table-row>
        <table:table-row table:style-name="ro2">
          <table:table-cell office:value-type="string" calcext:value-type="string">
            <text:p><text:a xlink:href="javascript:sym(11699)" xlink:type="simple">El Bayadh</text:a></text:p>
          </table:table-cell>
          <table:table-cell office:value-type="string" calcext:value-type="string">
            <text:p>البيض</text:p>
          </table:table-cell>
          <table:table-cell office:value-type="string" calcext:value-type="string">
            <text:p>BAY</text:p>
          </table:table-cell>
          <table:table-cell office:value-type="float" office:value="28176" calcext:value-type="float">
            <text:p>28176</text:p>
          </table:table-cell>
          <table:table-cell office:value-type="float" office:value="41119" calcext:value-type="float">
            <text:p>41119</text:p>
          </table:table-cell>
          <table:table-cell office:value-type="float" office:value="60220" calcext:value-type="float">
            <text:p>60220</text:p>
          </table:table-cell>
          <table:table-cell office:value-type="float" office:value="85577" calcext:value-type="float">
            <text:p>85577</text:p>
          </table:table-cell>
        </table:table-row>
        <table:table-row table:style-name="ro3">
          <table:table-cell office:value-type="string" calcext:value-type="string">
            <text:p><text:a xlink:href="javascript:sym(2005)" xlink:type="simple">El Djazaïr</text:a> [Algiers]</text:p>
          </table:table-cell>
          <table:table-cell office:value-type="string" calcext:value-type="string">
            <text:p>الجزائر</text:p>
          </table:table-cell>
          <table:table-cell office:value-type="string" calcext:value-type="string">
            <text:p>DJZ</text:p>
          </table:table-cell>
          <table:table-cell office:value-type="float" office:value="1523000" calcext:value-type="float">
            <text:p>1523000</text:p>
          </table:table-cell>
          <table:table-cell office:value-type="float" office:value="1507241" calcext:value-type="float">
            <text:p>1507241</text:p>
          </table:table-cell>
          <table:table-cell office:value-type="float" office:value="2086212" calcext:value-type="float">
            <text:p>2086212</text:p>
          </table:table-cell>
          <table:table-cell office:value-type="float" office:value="2364230" calcext:value-type="float">
            <text:p>2364230</text:p>
          </table:table-cell>
        </table:table-row>
        <table:table-row table:style-name="ro2">
          <table:table-cell office:value-type="string" calcext:value-type="string">
            <text:p><text:a xlink:href="javascript:sym(2008)" xlink:type="simple">El Eulma</text:a></text:p>
          </table:table-cell>
          <table:table-cell office:value-type="string" calcext:value-type="string">
            <text:p>العلمة</text:p>
          </table:table-cell>
          <table:table-cell office:value-type="string" calcext:value-type="string">
            <text:p>SET</text:p>
          </table:table-cell>
          <table:table-cell office:value-type="float" office:value="41564" calcext:value-type="float">
            <text:p>41564</text:p>
          </table:table-cell>
          <table:table-cell office:value-type="float" office:value="67933" calcext:value-type="float">
            <text:p>67933</text:p>
          </table:table-cell>
          <table:table-cell office:value-type="float" office:value="104758" calcext:value-type="float">
            <text:p>104758</text:p>
          </table:table-cell>
          <table:table-cell office:value-type="float" office:value="145380" calcext:value-type="float">
            <text:p>145380</text:p>
          </table:table-cell>
        </table:table-row>
        <table:table-row table:style-name="ro2">
          <table:table-cell office:value-type="string" calcext:value-type="string">
            <text:p><text:a xlink:href="javascript:sym(30888)" xlink:type="simple">El Guerrara</text:a></text:p>
          </table:table-cell>
          <table:table-cell office:value-type="string" calcext:value-type="string">
            <text:p>القرارة</text:p>
          </table:table-cell>
          <table:table-cell office:value-type="string" calcext:value-type="string">
            <text:p>GHA</text:p>
          </table:table-cell>
          <table:table-cell office:value-type="float" office:value="18026" calcext:value-type="float">
            <text:p>18026</text:p>
          </table:table-cell>
          <table:table-cell office:value-type="string" calcext:value-type="string">
            <text:p>...</text:p>
          </table:table-cell>
          <table:table-cell office:value-type="float" office:value="47747" calcext:value-type="float">
            <text:p>47747</text:p>
          </table:table-cell>
          <table:table-cell office:value-type="float" office:value="58572" calcext:value-type="float">
            <text:p>58572</text:p>
          </table:table-cell>
        </table:table-row>
        <table:table-row table:style-name="ro2">
          <table:table-cell office:value-type="string" calcext:value-type="string">
            <text:p><text:a xlink:href="javascript:sym(30825)" xlink:type="simple">El Hadjar</text:a></text:p>
          </table:table-cell>
          <table:table-cell office:value-type="string" calcext:value-type="string">
            <text:p>الحجار</text:p>
          </table:table-cell>
          <table:table-cell office:value-type="string" calcext:value-type="string">
            <text:p>ANN</text:p>
          </table:table-cell>
          <table:table-cell office:value-type="float" office:value="11700" calcext:value-type="float">
            <text:p>11700</text:p>
          </table:table-cell>
          <table:table-cell office:value-type="string" calcext:value-type="string">
            <text:p>...</text:p>
          </table:table-cell>
          <table:table-cell office:value-type="float" office:value="23731" calcext:value-type="float">
            <text:p>23731</text:p>
          </table:table-cell>
          <table:table-cell office:value-type="float" office:value="26060" calcext:value-type="float">
            <text:p>26060</text:p>
          </table:table-cell>
        </table:table-row>
        <table:table-row table:style-name="ro2">
          <table:table-cell office:value-type="string" calcext:value-type="string">
            <text:p><text:a xlink:href="javascript:sym(30961)" xlink:type="simple">El Harrouch</text:a></text:p>
          </table:table-cell>
          <table:table-cell office:value-type="string" calcext:value-type="string">
            <text:p>الحروش</text:p>
          </table:table-cell>
          <table:table-cell office:value-type="string" calcext:value-type="string">
            <text:p>SKI</text:p>
          </table:table-cell>
          <table:table-cell office:value-type="float" office:value="14372" calcext:value-type="float">
            <text:p>14372</text:p>
          </table:table-cell>
          <table:table-cell office:value-type="string" calcext:value-type="string">
            <text:p>...</text:p>
          </table:table-cell>
          <table:table-cell office:value-type="float" office:value="28090" calcext:value-type="float">
            <text:p>28090</text:p>
          </table:table-cell>
          <table:table-cell office:value-type="float" office:value="33085" calcext:value-type="float">
            <text:p>33085</text:p>
          </table:table-cell>
        </table:table-row>
        <table:table-row table:style-name="ro3">
          <table:table-cell office:value-type="string" calcext:value-type="string">
            <text:p><text:a xlink:href="javascript:sym(30882)" xlink:type="simple">El Idrissia</text:a> (Zenina)</text:p>
          </table:table-cell>
          <table:table-cell office:value-type="string" calcext:value-type="string">
            <text:p>الادريسية</text:p>
          </table:table-cell>
          <table:table-cell office:value-type="string" calcext:value-type="string">
            <text:p>DJE</text:p>
          </table:table-cell>
          <table:table-cell office:value-type="float" office:value="5949" calcext:value-type="float">
            <text:p>5949</text:p>
          </table:table-cell>
          <table:table-cell office:value-type="float" office:value="10565" calcext:value-type="float">
            <text:p>10565</text:p>
          </table:table-cell>
          <table:table-cell office:value-type="float" office:value="16923" calcext:value-type="float">
            <text:p>16923</text:p>
          </table:table-cell>
          <table:table-cell office:value-type="float" office:value="29856" calcext:value-type="float">
            <text:p>29856</text:p>
          </table:table-cell>
        </table:table-row>
        <table:table-row table:style-name="ro2">
          <table:table-cell office:value-type="string" calcext:value-type="string">
            <text:p><text:a xlink:href="javascript:sym(11696)" xlink:type="simple">El Khroub</text:a></text:p>
          </table:table-cell>
          <table:table-cell office:value-type="string" calcext:value-type="string">
            <text:p>الخروب</text:p>
          </table:table-cell>
          <table:table-cell office:value-type="string" calcext:value-type="string">
            <text:p>CON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...</text:p>
          </table:table-cell>
          <table:table-cell office:value-type="float" office:value="65239" calcext:value-type="float">
            <text:p>65239</text:p>
          </table:table-cell>
          <table:table-cell office:value-type="float" office:value="90122" calcext:value-type="float">
            <text:p>90122</text:p>
          </table:table-cell>
        </table:table-row>
        <table:table-row table:style-name="ro3">
          <table:table-cell office:value-type="string" calcext:value-type="string">
            <text:p><text:a xlink:href="javascript:sym(30897)" xlink:type="simple">El Mahmal</text:a> (Tazougart)</text:p>
          </table:table-cell>
          <table:table-cell office:value-type="string" calcext:value-type="string">
            <text:p>المحمل</text:p>
          </table:table-cell>
          <table:table-cell office:value-type="string" calcext:value-type="string">
            <text:p>KHE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...</text:p>
          </table:table-cell>
          <table:table-cell office:value-type="float" office:value="21335" calcext:value-type="float">
            <text:p>21335</text:p>
          </table:table-cell>
          <table:table-cell office:value-type="float" office:value="28195" calcext:value-type="float">
            <text:p>28195</text:p>
          </table:table-cell>
        </table:table-row>
        <table:table-row table:style-name="ro3">
          <table:table-cell office:value-type="string" calcext:value-type="string">
            <text:p><text:a xlink:href="javascript:sym(30885)" xlink:type="simple">El Meniaa</text:a> (El Goléa)</text:p>
          </table:table-cell>
          <table:table-cell office:value-type="string" calcext:value-type="string">
            <text:p>المنيعة</text:p>
          </table:table-cell>
          <table:table-cell office:value-type="string" calcext:value-type="string">
            <text:p>GHA</text:p>
          </table:table-cell>
          <table:table-cell office:value-type="float" office:value="17227" calcext:value-type="float">
            <text:p>17227</text:p>
          </table:table-cell>
          <table:table-cell office:value-type="float" office:value="21077" calcext:value-type="float">
            <text:p>21077</text:p>
          </table:table-cell>
          <table:table-cell office:value-type="float" office:value="42256" calcext:value-type="float">
            <text:p>42256</text:p>
          </table:table-cell>
          <table:table-cell office:value-type="float" office:value="57344" calcext:value-type="float">
            <text:p>57344</text:p>
          </table:table-cell>
        </table:table-row>
        <table:table-row table:style-name="ro2">
          <table:table-cell office:value-type="string" calcext:value-type="string">
            <text:p><text:a xlink:href="javascript:sym(30942)" xlink:type="simple">El M'Ghair</text:a></text:p>
          </table:table-cell>
          <table:table-cell office:value-type="string" calcext:value-type="string">
            <text:p>المغير</text:p>
          </table:table-cell>
          <table:table-cell office:value-type="string" calcext:value-type="string">
            <text:p>OUE</text:p>
          </table:table-cell>
          <table:table-cell office:value-type="float" office:value="18368" calcext:value-type="float">
            <text:p>18368</text:p>
          </table:table-cell>
          <table:table-cell office:value-type="float" office:value="23329" calcext:value-type="float">
            <text:p>23329</text:p>
          </table:table-cell>
          <table:table-cell office:value-type="float" office:value="31540" calcext:value-type="float">
            <text:p>31540</text:p>
          </table:table-cell>
          <table:table-cell office:value-type="float" office:value="39106" calcext:value-type="float">
            <text:p>39106</text:p>
          </table:table-cell>
        </table:table-row>
        <table:table-row table:style-name="ro2">
          <table:table-cell office:value-type="string" calcext:value-type="string">
            <text:p><text:a xlink:href="javascript:sym(30893)" xlink:type="simple">El Milia</text:a></text:p>
          </table:table-cell>
          <table:table-cell office:value-type="string" calcext:value-type="string">
            <text:p>الميلية</text:p>
          </table:table-cell>
          <table:table-cell office:value-type="string" calcext:value-type="string">
            <text:p>JIJ</text:p>
          </table:table-cell>
          <table:table-cell office:value-type="float" office:value="13392" calcext:value-type="float">
            <text:p>13392</text:p>
          </table:table-cell>
          <table:table-cell office:value-type="string" calcext:value-type="string">
            <text:p>...</text:p>
          </table:table-cell>
          <table:table-cell office:value-type="float" office:value="39196" calcext:value-type="float">
            <text:p>39196</text:p>
          </table:table-cell>
          <table:table-cell office:value-type="float" office:value="45945" calcext:value-type="float">
            <text:p>45945</text:p>
          </table:table-cell>
        </table:table-row>
        <table:table-row table:style-name="ro3">
          <table:table-cell office:value-type="string" calcext:value-type="string">
            <text:p><text:a xlink:href="javascript:sym(2010)" xlink:type="simple">El Oued</text:a> (El Wad)</text:p>
          </table:table-cell>
          <table:table-cell office:value-type="string" calcext:value-type="string">
            <text:p>الوادى</text:p>
          </table:table-cell>
          <table:table-cell office:value-type="string" calcext:value-type="string">
            <text:p>OUE</text:p>
          </table:table-cell>
          <table:table-cell office:value-type="float" office:value="47173" calcext:value-type="float">
            <text:p>47173</text:p>
          </table:table-cell>
          <table:table-cell office:value-type="float" office:value="70073" calcext:value-type="float">
            <text:p>70073</text:p>
          </table:table-cell>
          <table:table-cell office:value-type="float" office:value="146521" calcext:value-type="float">
            <text:p>146521</text:p>
          </table:table-cell>
          <table:table-cell office:value-type="float" office:value="186525" calcext:value-type="float">
            <text:p>186525</text:p>
          </table:table-cell>
        </table:table-row>
        <table:table-row table:style-name="ro2">
          <table:table-cell office:value-type="string" calcext:value-type="string">
            <text:p><text:a xlink:href="javascript:sym(31365)" xlink:type="simple">El Tarf</text:a></text:p>
          </table:table-cell>
          <table:table-cell office:value-type="string" calcext:value-type="string">
            <text:p>الطارف</text:p>
          </table:table-cell>
          <table:table-cell office:value-type="string" calcext:value-type="string">
            <text:p>TAR</text:p>
          </table:table-cell>
          <table:table-cell office:value-type="float" office:value="4941" calcext:value-type="float">
            <text:p>4941</text:p>
          </table:table-cell>
          <table:table-cell office:value-type="string" calcext:value-type="string">
            <text:p>...</text:p>
          </table:table-cell>
          <table:table-cell office:value-type="float" office:value="7885" calcext:value-type="float">
            <text:p>7885</text:p>
          </table:table-cell>
          <table:table-cell office:value-type="float" office:value="13346" calcext:value-type="float">
            <text:p>13346</text:p>
          </table:table-cell>
        </table:table-row>
        <table:table-row table:style-name="ro4">
          <table:table-cell office:value-type="string" calcext:value-type="string">
            <text:p><text:a xlink:href="javascript:sym(33786)" xlink:type="simple">En Nedjm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R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3130" calcext:value-type="float">
            <text:p>33130</text:p>
          </table:table-cell>
          <table:table-cell office:value-type="float" office:value="51665" calcext:value-type="float">
            <text:p>51665</text:p>
          </table:table-cell>
        </table:table-row>
        <table:table-row table:style-name="ro2">
          <table:table-cell office:value-type="string" calcext:value-type="string">
            <text:p><text:a xlink:href="javascript:sym(30927)" xlink:type="simple">Es Sénia</text:a></text:p>
          </table:table-cell>
          <table:table-cell office:value-type="string" calcext:value-type="string">
            <text:p>السانية</text:p>
          </table:table-cell>
          <table:table-cell office:value-type="string" calcext:value-type="string">
            <text:p>ORA</text:p>
          </table:table-cell>
          <table:table-cell office:value-type="float" office:value="17030" calcext:value-type="float">
            <text:p>17030</text:p>
          </table:table-cell>
          <table:table-cell office:value-type="string" calcext:value-type="string">
            <text:p>...</text:p>
          </table:table-cell>
          <table:table-cell office:value-type="float" office:value="26893" calcext:value-type="float">
            <text:p>26893</text:p>
          </table:table-cell>
          <table:table-cell office:value-type="float" office:value="39064" calcext:value-type="float">
            <text:p>39064</text:p>
          </table:table-cell>
        </table:table-row>
        <table:table-row table:style-name="ro2">
          <table:table-cell office:value-type="string" calcext:value-type="string">
            <text:p><text:a xlink:href="javascript:sym(30880)" xlink:type="simple">Faidh El Botma</text:a></text:p>
          </table:table-cell>
          <table:table-cell office:value-type="string" calcext:value-type="string">
            <text:p>فيض البطمة</text:p>
          </table:table-cell>
          <table:table-cell office:value-type="string" calcext:value-type="string">
            <text:p>DJ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712" calcext:value-type="float">
            <text:p>15712</text:p>
          </table:table-cell>
          <table:table-cell office:value-type="float" office:value="26857" calcext:value-type="float">
            <text:p>26857</text:p>
          </table:table-cell>
        </table:table-row>
        <table:table-row table:style-name="ro2">
          <table:table-cell office:value-type="string" calcext:value-type="string">
            <text:p><text:a xlink:href="javascript:sym(30905)" xlink:type="simple">Ferjioua</text:a></text:p>
          </table:table-cell>
          <table:table-cell office:value-type="string" calcext:value-type="string">
            <text:p>فرجيوة</text:p>
          </table:table-cell>
          <table:table-cell office:value-type="string" calcext:value-type="string">
            <text:p>MIL</text:p>
          </table:table-cell>
          <table:table-cell office:value-type="float" office:value="7556" calcext:value-type="float">
            <text:p>7556</text:p>
          </table:table-cell>
          <table:table-cell office:value-type="string" calcext:value-type="string">
            <text:p>...</text:p>
          </table:table-cell>
          <table:table-cell office:value-type="float" office:value="18764" calcext:value-type="float">
            <text:p>18764</text:p>
          </table:table-cell>
          <table:table-cell office:value-type="float" office:value="26176" calcext:value-type="float">
            <text:p>26176</text:p>
          </table:table-cell>
        </table:table-row>
        <table:table-row table:style-name="ro2">
          <table:table-cell office:value-type="string" calcext:value-type="string">
            <text:p><text:a xlink:href="javascript:sym(30970)" xlink:type="simple">Frenda</text:a></text:p>
          </table:table-cell>
          <table:table-cell office:value-type="string" calcext:value-type="string">
            <text:p>فرندة</text:p>
          </table:table-cell>
          <table:table-cell office:value-type="string" calcext:value-type="string">
            <text:p>TIA</text:p>
          </table:table-cell>
          <table:table-cell office:value-type="float" office:value="18044" calcext:value-type="float">
            <text:p>18044</text:p>
          </table:table-cell>
          <table:table-cell office:value-type="string" calcext:value-type="string">
            <text:p>...</text:p>
          </table:table-cell>
          <table:table-cell office:value-type="float" office:value="43505" calcext:value-type="float">
            <text:p>43505</text:p>
          </table:table-cell>
          <table:table-cell office:value-type="float" office:value="49376" calcext:value-type="float">
            <text:p>49376</text:p>
          </table:table-cell>
        </table:table-row>
        <table:table-row table:style-name="ro2">
          <table:table-cell office:value-type="string" calcext:value-type="string">
            <text:p><text:a xlink:href="javascript:sym(30924)" xlink:type="simple">Gdyel</text:a></text:p>
          </table:table-cell>
          <table:table-cell office:value-type="string" calcext:value-type="string">
            <text:p>قديل</text:p>
          </table:table-cell>
          <table:table-cell office:value-type="string" calcext:value-type="string">
            <text:p>ORA</text:p>
          </table:table-cell>
          <table:table-cell office:value-type="float" office:value="10921" calcext:value-type="float">
            <text:p>10921</text:p>
          </table:table-cell>
          <table:table-cell office:value-type="string" calcext:value-type="string">
            <text:p>...</text:p>
          </table:table-cell>
          <table:table-cell office:value-type="float" office:value="25195" calcext:value-type="float">
            <text:p>25195</text:p>
          </table:table-cell>
          <table:table-cell office:value-type="float" office:value="32774" calcext:value-type="float">
            <text:p>32774</text:p>
          </table:table-cell>
        </table:table-row>
        <table:table-row table:style-name="ro2">
          <table:table-cell office:value-type="string" calcext:value-type="string">
            <text:p><text:a xlink:href="javascript:sym(2011)" xlink:type="simple">Ghardaïa</text:a></text:p>
          </table:table-cell>
          <table:table-cell office:value-type="string" calcext:value-type="string">
            <text:p>غرداية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...</text:p>
          </table:table-cell>
          <table:table-cell office:value-type="float" office:value="62251" calcext:value-type="float">
            <text:p>62251</text:p>
          </table:table-cell>
          <table:table-cell office:value-type="float" office:value="127959" calcext:value-type="float">
            <text:p>127959</text:p>
          </table:table-cell>
          <table:table-cell office:value-type="float" office:value="142913" calcext:value-type="float">
            <text:p>142913</text:p>
          </table:table-cell>
        </table:table-row>
        <table:table-row table:style-name="ro2">
          <table:table-cell office:value-type="string" calcext:value-type="string">
            <text:p><text:a xlink:href="javascript:sym(30987)" xlink:type="simple">Ghazaouet</text:a></text:p>
          </table:table-cell>
          <table:table-cell office:value-type="string" calcext:value-type="string">
            <text:p>الغزوات</text:p>
          </table:table-cell>
          <table:table-cell office:value-type="string" calcext:value-type="string">
            <text:p>TLE</text:p>
          </table:table-cell>
          <table:table-cell office:value-type="float" office:value="17176" calcext:value-type="float">
            <text:p>17176</text:p>
          </table:table-cell>
          <table:table-cell office:value-type="string" calcext:value-type="string">
            <text:p>...</text:p>
          </table:table-cell>
          <table:table-cell office:value-type="float" office:value="27776" calcext:value-type="float">
            <text:p>27776</text:p>
          </table:table-cell>
          <table:table-cell office:value-type="float" office:value="28433" calcext:value-type="float">
            <text:p>28433</text:p>
          </table:table-cell>
        </table:table-row>
        <table:table-row table:style-name="ro2">
          <table:table-cell office:value-type="string" calcext:value-type="string">
            <text:p><text:a xlink:href="javascript:sym(30910)" xlink:type="simple">Grarem Gouga</text:a></text:p>
          </table:table-cell>
          <table:table-cell office:value-type="string" calcext:value-type="string">
            <text:p>قرام قوقة</text:p>
          </table:table-cell>
          <table:table-cell office:value-type="string" calcext:value-type="string">
            <text:p>MIL</text:p>
          </table:table-cell>
          <table:table-cell office:value-type="float" office:value="8760" calcext:value-type="float">
            <text:p>8760</text:p>
          </table:table-cell>
          <table:table-cell office:value-type="string" calcext:value-type="string">
            <text:p>...</text:p>
          </table:table-cell>
          <table:table-cell office:value-type="float" office:value="21875" calcext:value-type="float">
            <text:p>21875</text:p>
          </table:table-cell>
          <table:table-cell office:value-type="float" office:value="28551" calcext:value-type="float">
            <text:p>28551</text:p>
          </table:table-cell>
        </table:table-row>
        <table:table-row table:style-name="ro2">
          <table:table-cell office:value-type="string" calcext:value-type="string">
            <text:p><text:a xlink:href="javascript:sym(2013)" xlink:type="simple">Guelma</text:a></text:p>
          </table:table-cell>
          <table:table-cell office:value-type="string" calcext:value-type="string">
            <text:p>قالمة</text:p>
          </table:table-cell>
          <table:table-cell office:value-type="string" calcext:value-type="string">
            <text:p>GUE</text:p>
          </table:table-cell>
          <table:table-cell office:value-type="float" office:value="56106" calcext:value-type="float">
            <text:p>56106</text:p>
          </table:table-cell>
          <table:table-cell office:value-type="float" office:value="77821" calcext:value-type="float">
            <text:p>77821</text:p>
          </table:table-cell>
          <table:table-cell office:value-type="float" office:value="108682" calcext:value-type="float">
            <text:p>108682</text:p>
          </table:table-cell>
          <table:table-cell office:value-type="float" office:value="120004" calcext:value-type="float">
            <text:p>120004</text:p>
          </table:table-cell>
        </table:table-row>
        <table:table-row table:style-name="ro2">
          <table:table-cell office:value-type="string" calcext:value-type="string">
            <text:p><text:a xlink:href="javascript:sym(30938)" xlink:type="simple">Guemar</text:a></text:p>
          </table:table-cell>
          <table:table-cell office:value-type="string" calcext:value-type="string">
            <text:p>قمار</text:p>
          </table:table-cell>
          <table:table-cell office:value-type="string" calcext:value-type="string">
            <text:p>OUE</text:p>
          </table:table-cell>
          <table:table-cell office:value-type="float" office:value="7586" calcext:value-type="float">
            <text:p>7586</text:p>
          </table:table-cell>
          <table:table-cell office:value-type="string" calcext:value-type="string">
            <text:p>...</text:p>
          </table:table-cell>
          <table:table-cell office:value-type="float" office:value="33905" calcext:value-type="float">
            <text:p>33905</text:p>
          </table:table-cell>
          <table:table-cell office:value-type="float" office:value="48413" calcext:value-type="float">
            <text:p>48413</text:p>
          </table:table-cell>
        </table:table-row>
        <table:table-row table:style-name="ro4">
          <table:table-cell office:value-type="string" calcext:value-type="string">
            <text:p><text:a xlink:href="javascript:sym(33784)" xlink:type="simple">Hadjar Eddis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N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8693" calcext:value-type="float">
            <text:p>18693</text:p>
          </table:table-cell>
          <table:table-cell office:value-type="float" office:value="29629" calcext:value-type="float">
            <text:p>29629</text:p>
          </table:table-cell>
        </table:table-row>
        <table:table-row table:style-name="ro2">
          <table:table-cell office:value-type="string" calcext:value-type="string">
            <text:p><text:a xlink:href="javascript:sym(30974)" xlink:type="simple">Hadjout</text:a></text:p>
          </table:table-cell>
          <table:table-cell office:value-type="string" calcext:value-type="string">
            <text:p>حجوط</text:p>
          </table:table-cell>
          <table:table-cell office:value-type="string" calcext:value-type="string">
            <text:p>TIP</text:p>
          </table:table-cell>
          <table:table-cell office:value-type="float" office:value="15882" calcext:value-type="float">
            <text:p>15882</text:p>
          </table:table-cell>
          <table:table-cell office:value-type="string" calcext:value-type="string">
            <text:p>...</text:p>
          </table:table-cell>
          <table:table-cell office:value-type="float" office:value="31324" calcext:value-type="float">
            <text:p>31324</text:p>
          </table:table-cell>
          <table:table-cell office:value-type="float" office:value="33830" calcext:value-type="float">
            <text:p>33830</text:p>
          </table:table-cell>
        </table:table-row>
        <table:table-row table:style-name="ro2">
          <table:table-cell office:value-type="string" calcext:value-type="string">
            <text:p><text:a xlink:href="javascript:sym(30875)" xlink:type="simple">Hamma Bouziane</text:a></text:p>
          </table:table-cell>
          <table:table-cell office:value-type="string" calcext:value-type="string">
            <text:p>حامة بوزيان</text:p>
          </table:table-cell>
          <table:table-cell office:value-type="string" calcext:value-type="string">
            <text:p>CON</text:p>
          </table:table-cell>
          <table:table-cell office:value-type="float" office:value="21622" calcext:value-type="float">
            <text:p>21622</text:p>
          </table:table-cell>
          <table:table-cell office:value-type="string" calcext:value-type="string">
            <text:p>...</text:p>
          </table:table-cell>
          <table:table-cell office:value-type="float" office:value="64749" calcext:value-type="float">
            <text:p>64749</text:p>
          </table:table-cell>
          <table:table-cell office:value-type="float" office:value="83603" calcext:value-type="float">
            <text:p>83603</text:p>
          </table:table-cell>
        </table:table-row>
        <table:table-row table:style-name="ro2">
          <table:table-cell office:value-type="string" calcext:value-type="string">
            <text:p><text:a xlink:href="javascript:sym(30828)" xlink:type="simple">Hammam Bouhadjar</text:a></text:p>
          </table:table-cell>
          <table:table-cell office:value-type="string" calcext:value-type="string">
            <text:p>حمام بو حجر</text:p>
          </table:table-cell>
          <table:table-cell office:value-type="string" calcext:value-type="string">
            <text:p>ATE</text:p>
          </table:table-cell>
          <table:table-cell office:value-type="float" office:value="16416" calcext:value-type="float">
            <text:p>16416</text:p>
          </table:table-cell>
          <table:table-cell office:value-type="string" calcext:value-type="string">
            <text:p>...</text:p>
          </table:table-cell>
          <table:table-cell office:value-type="float" office:value="22547" calcext:value-type="float">
            <text:p>22547</text:p>
          </table:table-cell>
          <table:table-cell office:value-type="float" office:value="25912" calcext:value-type="float">
            <text:p>25912</text:p>
          </table:table-cell>
        </table:table-row>
        <table:table-row table:style-name="ro2">
          <table:table-cell office:value-type="string" calcext:value-type="string">
            <text:p><text:a xlink:href="javascript:sym(11698)" xlink:type="simple">Hassi Bahbah</text:a></text:p>
          </table:table-cell>
          <table:table-cell office:value-type="string" calcext:value-type="string">
            <text:p>حاسي بحبح</text:p>
          </table:table-cell>
          <table:table-cell office:value-type="string" calcext:value-type="string">
            <text:p>DJE</text:p>
          </table:table-cell>
          <table:table-cell office:value-type="float" office:value="12322" calcext:value-type="float">
            <text:p>12322</text:p>
          </table:table-cell>
          <table:table-cell office:value-type="float" office:value="34176" calcext:value-type="float">
            <text:p>34176</text:p>
          </table:table-cell>
          <table:table-cell office:value-type="float" office:value="58718" calcext:value-type="float">
            <text:p>58718</text:p>
          </table:table-cell>
          <table:table-cell office:value-type="float" office:value="77000" calcext:value-type="float">
            <text:p>77000</text:p>
          </table:table-cell>
        </table:table-row>
        <table:table-row table:style-name="ro2">
          <table:table-cell office:value-type="string" calcext:value-type="string">
            <text:p><text:a xlink:href="javascript:sym(30926)" xlink:type="simple">Hassi Bounif</text:a></text:p>
          </table:table-cell>
          <table:table-cell office:value-type="string" calcext:value-type="string">
            <text:p>حاسي بونيف</text:p>
          </table:table-cell>
          <table:table-cell office:value-type="string" calcext:value-type="string">
            <text:p>ORA</text:p>
          </table:table-cell>
          <table:table-cell office:value-type="float" office:value="5568" calcext:value-type="float">
            <text:p>5568</text:p>
          </table:table-cell>
          <table:table-cell office:value-type="string" calcext:value-type="string">
            <text:p>...</text:p>
          </table:table-cell>
          <table:table-cell office:value-type="float" office:value="36117" calcext:value-type="float">
            <text:p>36117</text:p>
          </table:table-cell>
          <table:table-cell office:value-type="float" office:value="53700" calcext:value-type="float">
            <text:p>53700</text:p>
          </table:table-cell>
        </table:table-row>
        <table:table-row table:style-name="ro5">
          <table:table-cell office:value-type="string" calcext:value-type="string">
            <text:p><text:a xlink:href="javascript:sym(30930)" xlink:type="simple">Hassi Messaoud</text:a></text:p>
          </table:table-cell>
          <table:table-cell office:value-type="string" calcext:value-type="string">
            <text:p>حاسى مسعود</text:p>
          </table:table-cell>
          <table:table-cell office:value-type="string" calcext:value-type="string">
            <text:p>OU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7539" calcext:value-type="float">
            <text:p>37539</text:p>
          </table:table-cell>
          <table:table-cell office:value-type="float" office:value="44478" calcext:value-type="float">
            <text:p>44478</text:p>
          </table:table-cell>
        </table:table-row>
        <table:table-row table:style-name="ro2">
          <table:table-cell office:value-type="string" calcext:value-type="string">
            <text:p><text:a xlink:href="javascript:sym(30989)" xlink:type="simple">Hennaya</text:a></text:p>
          </table:table-cell>
          <table:table-cell office:value-type="string" calcext:value-type="string">
            <text:p>الحناية</text:p>
          </table:table-cell>
          <table:table-cell office:value-type="string" calcext:value-type="string">
            <text:p>TLE</text:p>
          </table:table-cell>
          <table:table-cell office:value-type="float" office:value="12780" calcext:value-type="float">
            <text:p>12780</text:p>
          </table:table-cell>
          <table:table-cell office:value-type="string" calcext:value-type="string">
            <text:p>...</text:p>
          </table:table-cell>
          <table:table-cell office:value-type="float" office:value="24458" calcext:value-type="float">
            <text:p>24458</text:p>
          </table:table-cell>
          <table:table-cell office:value-type="float" office:value="26515" calcext:value-type="float">
            <text:p>26515</text:p>
          </table:table-cell>
        </table:table-row>
        <table:table-row table:style-name="ro2">
          <table:table-cell office:value-type="string" calcext:value-type="string">
            <text:p><text:a xlink:href="javascript:sym(31366)" xlink:type="simple">Illizi</text:a></text:p>
          </table:table-cell>
          <table:table-cell office:value-type="string" calcext:value-type="string">
            <text:p>ايليزى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...</text:p>
          </table:table-cell>
          <table:table-cell office:value-type="float" office:value="5286" calcext:value-type="float">
            <text:p>5286</text:p>
          </table:table-cell>
          <table:table-cell office:value-type="float" office:value="5640" calcext:value-type="float">
            <text:p>5640</text:p>
          </table:table-cell>
          <table:table-cell office:value-type="float" office:value="13029" calcext:value-type="float">
            <text:p>13029</text:p>
          </table:table-cell>
        </table:table-row>
        <table:table-row table:style-name="ro2">
          <table:table-cell office:value-type="string" calcext:value-type="string">
            <text:p><text:a xlink:href="javascript:sym(2014)" xlink:type="simple">Jijel</text:a></text:p>
          </table:table-cell>
          <table:table-cell office:value-type="string" calcext:value-type="string">
            <text:p>جيجل</text:p>
          </table:table-cell>
          <table:table-cell office:value-type="string" calcext:value-type="string">
            <text:p>JIJ</text:p>
          </table:table-cell>
          <table:table-cell office:value-type="float" office:value="35065" calcext:value-type="float">
            <text:p>35065</text:p>
          </table:table-cell>
          <table:table-cell office:value-type="float" office:value="62793" calcext:value-type="float">
            <text:p>62793</text:p>
          </table:table-cell>
          <table:table-cell office:value-type="float" office:value="106306" calcext:value-type="float">
            <text:p>106306</text:p>
          </table:table-cell>
          <table:table-cell office:value-type="float" office:value="131513" calcext:value-type="float">
            <text:p>131513</text:p>
          </table:table-cell>
        </table:table-row>
        <table:table-row table:style-name="ro2">
          <table:table-cell office:value-type="string" calcext:value-type="string">
            <text:p><text:a xlink:href="javascript:sym(30894)" xlink:type="simple">Kais</text:a></text:p>
          </table:table-cell>
          <table:table-cell office:value-type="string" calcext:value-type="string">
            <text:p>قايس</text:p>
          </table:table-cell>
          <table:table-cell office:value-type="string" calcext:value-type="string">
            <text:p>KH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7210" calcext:value-type="float">
            <text:p>27210</text:p>
          </table:table-cell>
          <table:table-cell office:value-type="float" office:value="32668" calcext:value-type="float">
            <text:p>32668</text:p>
          </table:table-cell>
        </table:table-row>
        <table:table-row table:style-name="ro5">
          <table:table-cell office:value-type="string" calcext:value-type="string">
            <text:p><text:a xlink:href="javascript:sym(30870)" xlink:type="simple">Khemis El Khechna</text:a></text:p>
          </table:table-cell>
          <table:table-cell office:value-type="string" calcext:value-type="string">
            <text:p>خميس الخشنة</text:p>
          </table:table-cell>
          <table:table-cell office:value-type="string" calcext:value-type="string">
            <text:p>BOM</text:p>
          </table:table-cell>
          <table:table-cell office:value-type="float" office:value="15409" calcext:value-type="float">
            <text:p>15409</text:p>
          </table:table-cell>
          <table:table-cell office:value-type="string" calcext:value-type="string">
            <text:p>...</text:p>
          </table:table-cell>
          <table:table-cell office:value-type="float" office:value="32010" calcext:value-type="float">
            <text:p>32010</text:p>
          </table:table-cell>
          <table:table-cell office:value-type="float" office:value="46965" calcext:value-type="float">
            <text:p>46965</text:p>
          </table:table-cell>
        </table:table-row>
        <table:table-row table:style-name="ro2">
          <table:table-cell office:value-type="string" calcext:value-type="string">
            <text:p><text:a xlink:href="javascript:sym(2015)" xlink:type="simple">Khemis Miliana</text:a></text:p>
          </table:table-cell>
          <table:table-cell office:value-type="string" calcext:value-type="string">
            <text:p>خميس مليانة</text:p>
          </table:table-cell>
          <table:table-cell office:value-type="string" calcext:value-type="string">
            <text:p>ADE</text:p>
          </table:table-cell>
          <table:table-cell office:value-type="float" office:value="37252" calcext:value-type="float">
            <text:p>37252</text:p>
          </table:table-cell>
          <table:table-cell office:value-type="float" office:value="55335" calcext:value-type="float">
            <text:p>55335</text:p>
          </table:table-cell>
          <table:table-cell office:value-type="float" office:value="70874" calcext:value-type="float">
            <text:p>70874</text:p>
          </table:table-cell>
          <table:table-cell office:value-type="float" office:value="80512" calcext:value-type="float">
            <text:p>80512</text:p>
          </table:table-cell>
        </table:table-row>
        <table:table-row table:style-name="ro2">
          <table:table-cell office:value-type="string" calcext:value-type="string">
            <text:p><text:a xlink:href="javascript:sym(2016)" xlink:type="simple">Khenchela</text:a></text:p>
          </table:table-cell>
          <table:table-cell office:value-type="string" calcext:value-type="string">
            <text:p>خنشلة</text:p>
          </table:table-cell>
          <table:table-cell office:value-type="string" calcext:value-type="string">
            <text:p>KHE</text:p>
          </table:table-cell>
          <table:table-cell office:value-type="float" office:value="44223" calcext:value-type="float">
            <text:p>44223</text:p>
          </table:table-cell>
          <table:table-cell office:value-type="float" office:value="69743" calcext:value-type="float">
            <text:p>69743</text:p>
          </table:table-cell>
          <table:table-cell office:value-type="float" office:value="86615" calcext:value-type="float">
            <text:p>86615</text:p>
          </table:table-cell>
          <table:table-cell office:value-type="float" office:value="114472" calcext:value-type="float">
            <text:p>114472</text:p>
          </table:table-cell>
        </table:table-row>
        <table:table-row table:style-name="ro2">
          <table:table-cell office:value-type="string" calcext:value-type="string">
            <text:p><text:a xlink:href="javascript:sym(30978)" xlink:type="simple">Koléa</text:a></text:p>
          </table:table-cell>
          <table:table-cell office:value-type="string" calcext:value-type="string">
            <text:p>القليعة</text:p>
          </table:table-cell>
          <table:table-cell office:value-type="string" calcext:value-type="string">
            <text:p>TIP</text:p>
          </table:table-cell>
          <table:table-cell office:value-type="float" office:value="23838" calcext:value-type="float">
            <text:p>23838</text:p>
          </table:table-cell>
          <table:table-cell office:value-type="string" calcext:value-type="string">
            <text:p>...</text:p>
          </table:table-cell>
          <table:table-cell office:value-type="float" office:value="50082" calcext:value-type="float">
            <text:p>50082</text:p>
          </table:table-cell>
          <table:table-cell office:value-type="float" office:value="61643" calcext:value-type="float">
            <text:p>61643</text:p>
          </table:table-cell>
        </table:table-row>
        <table:table-row table:style-name="ro2">
          <table:table-cell office:value-type="string" calcext:value-type="string">
            <text:p><text:a xlink:href="javascript:sym(30971)" xlink:type="simple">Ksar Chellala</text:a></text:p>
          </table:table-cell>
          <table:table-cell office:value-type="string" calcext:value-type="string">
            <text:p>قصر الشلالة</text:p>
          </table:table-cell>
          <table:table-cell office:value-type="string" calcext:value-type="string">
            <text:p>TIA</text:p>
          </table:table-cell>
          <table:table-cell office:value-type="float" office:value="15152" calcext:value-type="float">
            <text:p>15152</text:p>
          </table:table-cell>
          <table:table-cell office:value-type="float" office:value="27058" calcext:value-type="float">
            <text:p>27058</text:p>
          </table:table-cell>
          <table:table-cell office:value-type="float" office:value="39344" calcext:value-type="float">
            <text:p>39344</text:p>
          </table:table-cell>
          <table:table-cell office:value-type="float" office:value="51451" calcext:value-type="float">
            <text:p>51451</text:p>
          </table:table-cell>
        </table:table-row>
        <table:table-row table:style-name="ro2">
          <table:table-cell office:value-type="string" calcext:value-type="string">
            <text:p><text:a xlink:href="javascript:sym(11697)" xlink:type="simple">Ksar El Boukhari</text:a></text:p>
          </table:table-cell>
          <table:table-cell office:value-type="string" calcext:value-type="string">
            <text:p>قصر البخارى</text:p>
          </table:table-cell>
          <table:table-cell office:value-type="string" calcext:value-type="string">
            <text:p>MED</text:p>
          </table:table-cell>
          <table:table-cell office:value-type="float" office:value="25412" calcext:value-type="float">
            <text:p>25412</text:p>
          </table:table-cell>
          <table:table-cell office:value-type="string" calcext:value-type="string">
            <text:p>...</text:p>
          </table:table-cell>
          <table:table-cell office:value-type="float" office:value="51801" calcext:value-type="float">
            <text:p>51801</text:p>
          </table:table-cell>
          <table:table-cell office:value-type="float" office:value="59634" calcext:value-type="float">
            <text:p>59634</text:p>
          </table:table-cell>
        </table:table-row>
        <table:table-row table:style-name="ro2">
          <table:table-cell office:value-type="string" calcext:value-type="string">
            <text:p><text:a xlink:href="javascript:sym(2017)" xlink:type="simple">Laghouat</text:a></text:p>
          </table:table-cell>
          <table:table-cell office:value-type="string" calcext:value-type="string">
            <text:p>الأغواط</text:p>
          </table:table-cell>
          <table:table-cell office:value-type="string" calcext:value-type="string">
            <text:p>LAG</text:p>
          </table:table-cell>
          <table:table-cell office:value-type="float" office:value="40156" calcext:value-type="float">
            <text:p>40156</text:p>
          </table:table-cell>
          <table:table-cell office:value-type="float" office:value="67214" calcext:value-type="float">
            <text:p>67214</text:p>
          </table:table-cell>
          <table:table-cell office:value-type="float" office:value="99536" calcext:value-type="float">
            <text:p>99536</text:p>
          </table:table-cell>
          <table:table-cell office:value-type="float" office:value="134372" calcext:value-type="float">
            <text:p>134372</text:p>
          </table:table-cell>
        </table:table-row>
        <table:table-row table:style-name="ro2">
          <table:table-cell office:value-type="string" calcext:value-type="string">
            <text:p><text:a xlink:href="javascript:sym(30861)" xlink:type="simple">Lakhdaria</text:a></text:p>
          </table:table-cell>
          <table:table-cell office:value-type="string" calcext:value-type="string">
            <text:p>الأخضرية</text:p>
          </table:table-cell>
          <table:table-cell office:value-type="string" calcext:value-type="string">
            <text:p>BOI</text:p>
          </table:table-cell>
          <table:table-cell office:value-type="float" office:value="20761" calcext:value-type="float">
            <text:p>20761</text:p>
          </table:table-cell>
          <table:table-cell office:value-type="string" calcext:value-type="string">
            <text:p>...</text:p>
          </table:table-cell>
          <table:table-cell office:value-type="float" office:value="37770" calcext:value-type="float">
            <text:p>37770</text:p>
          </table:table-cell>
          <table:table-cell office:value-type="float" office:value="42886" calcext:value-type="float">
            <text:p>42886</text:p>
          </table:table-cell>
        </table:table-row>
        <table:table-row table:style-name="ro4">
          <table:table-cell office:value-type="string" calcext:value-type="string">
            <text:p><text:a xlink:href="javascript:sym(33785)" xlink:type="simple">La Nouvelle Ville Ali Mendjel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4120" calcext:value-type="float">
            <text:p>64120</text:p>
          </table:table-cell>
        </table:table-row>
        <table:table-row table:style-name="ro2">
          <table:table-cell office:value-type="string" calcext:value-type="string">
            <text:p><text:a xlink:href="javascript:sym(30855)" xlink:type="simple">Larbaâ</text:a></text:p>
          </table:table-cell>
          <table:table-cell office:value-type="string" calcext:value-type="string">
            <text:p>الاربعاء</text:p>
          </table:table-cell>
          <table:table-cell office:value-type="string" calcext:value-type="string">
            <text:p>BLI</text:p>
          </table:table-cell>
          <table:table-cell office:value-type="float" office:value="24568" calcext:value-type="float">
            <text:p>24568</text:p>
          </table:table-cell>
          <table:table-cell office:value-type="string" calcext:value-type="string">
            <text:p>...</text:p>
          </table:table-cell>
          <table:table-cell office:value-type="float" office:value="44317" calcext:value-type="float">
            <text:p>44317</text:p>
          </table:table-cell>
          <table:table-cell office:value-type="float" office:value="58295" calcext:value-type="float">
            <text:p>58295</text:p>
          </table:table-cell>
        </table:table-row>
        <table:table-row table:style-name="ro2">
          <table:table-cell office:value-type="string" calcext:value-type="string">
            <text:p><text:a xlink:href="javascript:sym(30983)" xlink:type="simple">Maâtkas</text:a></text:p>
          </table:table-cell>
          <table:table-cell office:value-type="string" calcext:value-type="string">
            <text:p>المعاتقة</text:p>
          </table:table-cell>
          <table:table-cell office:value-type="string" calcext:value-type="string">
            <text:p>TIZ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...</text:p>
          </table:table-cell>
          <table:table-cell office:value-type="float" office:value="25490" calcext:value-type="float">
            <text:p>25490</text:p>
          </table:table-cell>
          <table:table-cell office:value-type="float" office:value="26142" calcext:value-type="float">
            <text:p>26142</text:p>
          </table:table-cell>
        </table:table-row>
        <table:table-row table:style-name="ro2">
          <table:table-cell office:value-type="string" calcext:value-type="string">
            <text:p><text:a xlink:href="javascript:sym(2019)" xlink:type="simple">Maghnia</text:a></text:p>
          </table:table-cell>
          <table:table-cell office:value-type="string" calcext:value-type="string">
            <text:p>مغنية</text:p>
          </table:table-cell>
          <table:table-cell office:value-type="string" calcext:value-type="string">
            <text:p>TLE</text:p>
          </table:table-cell>
          <table:table-cell office:value-type="float" office:value="39294" calcext:value-type="float">
            <text:p>39294</text:p>
          </table:table-cell>
          <table:table-cell office:value-type="float" office:value="52275" calcext:value-type="float">
            <text:p>52275</text:p>
          </table:table-cell>
          <table:table-cell office:value-type="float" office:value="73558" calcext:value-type="float">
            <text:p>73558</text:p>
          </table:table-cell>
          <table:table-cell office:value-type="float" office:value="87373" calcext:value-type="float">
            <text:p>87373</text:p>
          </table:table-cell>
        </table:table-row>
        <table:table-row table:style-name="ro2">
          <table:table-cell office:value-type="string" calcext:value-type="string">
            <text:p><text:a xlink:href="javascript:sym(30969)" xlink:type="simple">Mahdia</text:a></text:p>
          </table:table-cell>
          <table:table-cell office:value-type="string" calcext:value-type="string">
            <text:p>المهدية</text:p>
          </table:table-cell>
          <table:table-cell office:value-type="string" calcext:value-type="string">
            <text:p>TIA</text:p>
          </table:table-cell>
          <table:table-cell office:value-type="float" office:value="12588" calcext:value-type="float">
            <text:p>12588</text:p>
          </table:table-cell>
          <table:table-cell office:value-type="float" office:value="20007" calcext:value-type="float">
            <text:p>20007</text:p>
          </table:table-cell>
          <table:table-cell office:value-type="float" office:value="28493" calcext:value-type="float">
            <text:p>28493</text:p>
          </table:table-cell>
          <table:table-cell office:value-type="float" office:value="31396" calcext:value-type="float">
            <text:p>31396</text:p>
          </table:table-cell>
        </table:table-row>
        <table:table-row table:style-name="ro3">
          <table:table-cell office:value-type="string" calcext:value-type="string">
            <text:p><text:a xlink:href="javascript:sym(2021)" xlink:type="simple">Mascara</text:a> (Mouaskar)</text:p>
          </table:table-cell>
          <table:table-cell office:value-type="string" calcext:value-type="string">
            <text:p>معسكر</text:p>
          </table:table-cell>
          <table:table-cell office:value-type="string" calcext:value-type="string">
            <text:p>MAS</text:p>
          </table:table-cell>
          <table:table-cell office:value-type="float" office:value="49370" calcext:value-type="float">
            <text:p>49370</text:p>
          </table:table-cell>
          <table:table-cell office:value-type="float" office:value="64691" calcext:value-type="float">
            <text:p>64691</text:p>
          </table:table-cell>
          <table:table-cell office:value-type="float" office:value="87979" calcext:value-type="float">
            <text:p>87979</text:p>
          </table:table-cell>
          <table:table-cell office:value-type="float" office:value="108629" calcext:value-type="float">
            <text:p>108629</text:p>
          </table:table-cell>
        </table:table-row>
        <table:table-row table:style-name="ro2">
          <table:table-cell office:value-type="string" calcext:value-type="string">
            <text:p><text:a xlink:href="javascript:sym(30949)" xlink:type="simple">M'Daourouch</text:a></text:p>
          </table:table-cell>
          <table:table-cell office:value-type="string" calcext:value-type="string">
            <text:p>مداوروش</text:p>
          </table:table-cell>
          <table:table-cell office:value-type="string" calcext:value-type="string">
            <text:p>SAH</text:p>
          </table:table-cell>
          <table:table-cell office:value-type="float" office:value="7772" calcext:value-type="float">
            <text:p>7772</text:p>
          </table:table-cell>
          <table:table-cell office:value-type="float" office:value="12698" calcext:value-type="float">
            <text:p>12698</text:p>
          </table:table-cell>
          <table:table-cell office:value-type="float" office:value="20645" calcext:value-type="float">
            <text:p>20645</text:p>
          </table:table-cell>
          <table:table-cell office:value-type="float" office:value="36351" calcext:value-type="float">
            <text:p>36351</text:p>
          </table:table-cell>
        </table:table-row>
        <table:table-row table:style-name="ro2">
          <table:table-cell office:value-type="string" calcext:value-type="string">
            <text:p><text:a xlink:href="javascript:sym(11710)" xlink:type="simple">Mécheria</text:a></text:p>
          </table:table-cell>
          <table:table-cell office:value-type="string" calcext:value-type="string">
            <text:p>مشرية</text:p>
          </table:table-cell>
          <table:table-cell office:value-type="string" calcext:value-type="string">
            <text:p>NAA</text:p>
          </table:table-cell>
          <table:table-cell office:value-type="float" office:value="21295" calcext:value-type="float">
            <text:p>21295</text:p>
          </table:table-cell>
          <table:table-cell office:value-type="string" calcext:value-type="string">
            <text:p>...</text:p>
          </table:table-cell>
          <table:table-cell office:value-type="float" office:value="52159" calcext:value-type="float">
            <text:p>52159</text:p>
          </table:table-cell>
          <table:table-cell office:value-type="float" office:value="65043" calcext:value-type="float">
            <text:p>65043</text:p>
          </table:table-cell>
        </table:table-row>
        <table:table-row table:style-name="ro3">
          <table:table-cell office:value-type="string" calcext:value-type="string">
            <text:p><text:a xlink:href="javascript:sym(2018)" xlink:type="simple">Médéa</text:a> (Lemdiyya)</text:p>
          </table:table-cell>
          <table:table-cell office:value-type="string" calcext:value-type="string">
            <text:p>المدية</text:p>
          </table:table-cell>
          <table:table-cell office:value-type="string" calcext:value-type="string">
            <text:p>MED</text:p>
          </table:table-cell>
          <table:table-cell office:value-type="float" office:value="57828" calcext:value-type="float">
            <text:p>57828</text:p>
          </table:table-cell>
          <table:table-cell office:value-type="float" office:value="81655" calcext:value-type="float">
            <text:p>81655</text:p>
          </table:table-cell>
          <table:table-cell office:value-type="float" office:value="128427" calcext:value-type="float">
            <text:p>128427</text:p>
          </table:table-cell>
          <table:table-cell office:value-type="float" office:value="145441" calcext:value-type="float">
            <text:p>145441</text:p>
          </table:table-cell>
        </table:table-row>
        <table:table-row table:style-name="ro2">
          <table:table-cell office:value-type="string" calcext:value-type="string">
            <text:p><text:a xlink:href="javascript:sym(30852)" xlink:type="simple">Meftah</text:a></text:p>
          </table:table-cell>
          <table:table-cell office:value-type="string" calcext:value-type="string">
            <text:p>مفتاح</text:p>
          </table:table-cell>
          <table:table-cell office:value-type="string" calcext:value-type="string">
            <text:p>BLI</text:p>
          </table:table-cell>
          <table:table-cell office:value-type="float" office:value="18933" calcext:value-type="float">
            <text:p>18933</text:p>
          </table:table-cell>
          <table:table-cell office:value-type="string" calcext:value-type="string">
            <text:p>...</text:p>
          </table:table-cell>
          <table:table-cell office:value-type="float" office:value="31971" calcext:value-type="float">
            <text:p>31971</text:p>
          </table:table-cell>
          <table:table-cell office:value-type="float" office:value="40878" calcext:value-type="float">
            <text:p>40878</text:p>
          </table:table-cell>
        </table:table-row>
        <table:table-row table:style-name="ro2">
          <table:table-cell office:value-type="string" calcext:value-type="string">
            <text:p><text:a xlink:href="javascript:sym(11695)" xlink:type="simple">Messaâd</text:a></text:p>
          </table:table-cell>
          <table:table-cell office:value-type="string" calcext:value-type="string">
            <text:p>مسعد</text:p>
          </table:table-cell>
          <table:table-cell office:value-type="string" calcext:value-type="string">
            <text:p>DJE</text:p>
          </table:table-cell>
          <table:table-cell office:value-type="float" office:value="19885" calcext:value-type="float">
            <text:p>19885</text:p>
          </table:table-cell>
          <table:table-cell office:value-type="float" office:value="47460" calcext:value-type="float">
            <text:p>47460</text:p>
          </table:table-cell>
          <table:table-cell office:value-type="float" office:value="75552" calcext:value-type="float">
            <text:p>75552</text:p>
          </table:table-cell>
          <table:table-cell office:value-type="float" office:value="97091" calcext:value-type="float">
            <text:p>97091</text:p>
          </table:table-cell>
        </table:table-row>
        <table:table-row table:style-name="ro2">
          <table:table-cell office:value-type="string" calcext:value-type="string">
            <text:p><text:a xlink:href="javascript:sym(30887)" xlink:type="simple">Métlili</text:a></text:p>
          </table:table-cell>
          <table:table-cell office:value-type="string" calcext:value-type="string">
            <text:p>متليلي</text:p>
          </table:table-cell>
          <table:table-cell office:value-type="string" calcext:value-type="string">
            <text:p>GHA</text:p>
          </table:table-cell>
          <table:table-cell office:value-type="float" office:value="14474" calcext:value-type="float">
            <text:p>14474</text:p>
          </table:table-cell>
          <table:table-cell office:value-type="string" calcext:value-type="string">
            <text:p>...</text:p>
          </table:table-cell>
          <table:table-cell office:value-type="float" office:value="33670" calcext:value-type="float">
            <text:p>33670</text:p>
          </table:table-cell>
          <table:table-cell office:value-type="float" office:value="39588" calcext:value-type="float">
            <text:p>39588</text:p>
          </table:table-cell>
        </table:table-row>
        <table:table-row table:style-name="ro2">
          <table:table-cell office:value-type="string" calcext:value-type="string">
            <text:p><text:a xlink:href="javascript:sym(11702)" xlink:type="simple">Mila</text:a></text:p>
          </table:table-cell>
          <table:table-cell office:value-type="string" calcext:value-type="string">
            <text:p>ميلة</text:p>
          </table:table-cell>
          <table:table-cell office:value-type="string" calcext:value-type="string">
            <text:p>MIL</text:p>
          </table:table-cell>
          <table:table-cell office:value-type="float" office:value="17267" calcext:value-type="float">
            <text:p>17267</text:p>
          </table:table-cell>
          <table:table-cell office:value-type="float" office:value="35942" calcext:value-type="float">
            <text:p>35942</text:p>
          </table:table-cell>
          <table:table-cell office:value-type="float" office:value="54719" calcext:value-type="float">
            <text:p>54719</text:p>
          </table:table-cell>
          <table:table-cell office:value-type="float" office:value="63251" calcext:value-type="float">
            <text:p>63251</text:p>
          </table:table-cell>
        </table:table-row>
        <table:table-row table:style-name="ro2">
          <table:table-cell office:value-type="string" calcext:value-type="string">
            <text:p><text:a xlink:href="javascript:sym(30819)" xlink:type="simple">Miliana</text:a></text:p>
          </table:table-cell>
          <table:table-cell office:value-type="string" calcext:value-type="string">
            <text:p>مليانة</text:p>
          </table:table-cell>
          <table:table-cell office:value-type="string" calcext:value-type="string">
            <text:p>ADE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...</text:p>
          </table:table-cell>
          <table:table-cell office:value-type="float" office:value="39044" calcext:value-type="float">
            <text:p>39044</text:p>
          </table:table-cell>
          <table:table-cell office:value-type="float" office:value="43366" calcext:value-type="float">
            <text:p>43366</text:p>
          </table:table-cell>
        </table:table-row>
        <table:table-row table:style-name="ro2">
          <table:table-cell office:value-type="string" calcext:value-type="string">
            <text:p><text:a xlink:href="javascript:sym(2009)" xlink:type="simple">Mohammadia</text:a></text:p>
          </table:table-cell>
          <table:table-cell office:value-type="string" calcext:value-type="string">
            <text:p>المحمدية</text:p>
          </table:table-cell>
          <table:table-cell office:value-type="string" calcext:value-type="string">
            <text:p>MAS</text:p>
          </table:table-cell>
          <table:table-cell office:value-type="float" office:value="33969" calcext:value-type="float">
            <text:p>33969</text:p>
          </table:table-cell>
          <table:table-cell office:value-type="string" calcext:value-type="string">
            <text:p>...</text:p>
          </table:table-cell>
          <table:table-cell office:value-type="float" office:value="51705" calcext:value-type="float">
            <text:p>51705</text:p>
          </table:table-cell>
          <table:table-cell office:value-type="float" office:value="62410" calcext:value-type="float">
            <text:p>62410</text:p>
          </table:table-cell>
        </table:table-row>
        <table:table-row table:style-name="ro1">
          <table:table-cell office:value-type="string" calcext:value-type="string">
            <text:p><text:a xlink:href="javascript:sym(2020)" xlink:type="simple">Mostaganem</text:a> (Mestghanem)</text:p>
          </table:table-cell>
          <table:table-cell office:value-type="string" calcext:value-type="string">
            <text:p>مستغانم</text:p>
          </table:table-cell>
          <table:table-cell office:value-type="string" calcext:value-type="string">
            <text:p>MOS</text:p>
          </table:table-cell>
          <table:table-cell office:value-type="float" office:value="85059" calcext:value-type="float">
            <text:p>85059</text:p>
          </table:table-cell>
          <table:table-cell office:value-type="float" office:value="114037" calcext:value-type="float">
            <text:p>114037</text:p>
          </table:table-cell>
          <table:table-cell office:value-type="float" office:value="139210" calcext:value-type="float">
            <text:p>139210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2">
          <table:table-cell office:value-type="string" calcext:value-type="string">
            <text:p><text:a xlink:href="javascript:sym(30851)" xlink:type="simple">Mouzaïa</text:a></text:p>
          </table:table-cell>
          <table:table-cell office:value-type="string" calcext:value-type="string">
            <text:p>موزاية</text:p>
          </table:table-cell>
          <table:table-cell office:value-type="string" calcext:value-type="string">
            <text:p>BLI</text:p>
          </table:table-cell>
          <table:table-cell office:value-type="float" office:value="13458" calcext:value-type="float">
            <text:p>13458</text:p>
          </table:table-cell>
          <table:table-cell office:value-type="string" calcext:value-type="string">
            <text:p>...</text:p>
          </table:table-cell>
          <table:table-cell office:value-type="float" office:value="24061" calcext:value-type="float">
            <text:p>24061</text:p>
          </table:table-cell>
          <table:table-cell office:value-type="float" office:value="28552" calcext:value-type="float">
            <text:p>28552</text:p>
          </table:table-cell>
        </table:table-row>
        <table:table-row table:style-name="ro2">
          <table:table-cell office:value-type="string" calcext:value-type="string">
            <text:p><text:a xlink:href="javascript:sym(2022)" xlink:type="simple">M'Sila</text:a></text:p>
          </table:table-cell>
          <table:table-cell office:value-type="string" calcext:value-type="string">
            <text:p>المسيلة</text:p>
          </table:table-cell>
          <table:table-cell office:value-type="string" calcext:value-type="string">
            <text:p>MSI</text:p>
          </table:table-cell>
          <table:table-cell office:value-type="float" office:value="33642" calcext:value-type="float">
            <text:p>33642</text:p>
          </table:table-cell>
          <table:table-cell office:value-type="float" office:value="65805" calcext:value-type="float">
            <text:p>65805</text:p>
          </table:table-cell>
          <table:table-cell office:value-type="float" office:value="102151" calcext:value-type="float">
            <text:p>102151</text:p>
          </table:table-cell>
          <table:table-cell office:value-type="float" office:value="132975" calcext:value-type="float">
            <text:p>132975</text:p>
          </table:table-cell>
        </table:table-row>
        <table:table-row table:style-name="ro2">
          <table:table-cell office:value-type="string" calcext:value-type="string">
            <text:p><text:a xlink:href="javascript:sym(31367)" xlink:type="simple">Naâma</text:a></text:p>
          </table:table-cell>
          <table:table-cell office:value-type="string" calcext:value-type="string">
            <text:p>النعامة</text:p>
          </table:table-cell>
          <table:table-cell office:value-type="string" calcext:value-type="string">
            <text:p>NA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991" calcext:value-type="float">
            <text:p>6991</text:p>
          </table:table-cell>
          <table:table-cell office:value-type="float" office:value="14624" calcext:value-type="float">
            <text:p>14624</text:p>
          </table:table-cell>
        </table:table-row>
        <table:table-row table:style-name="ro2">
          <table:table-cell office:value-type="string" calcext:value-type="string">
            <text:p><text:a xlink:href="javascript:sym(30991)" xlink:type="simple">Nedroma</text:a></text:p>
          </table:table-cell>
          <table:table-cell office:value-type="string" calcext:value-type="string">
            <text:p>ندرومة</text:p>
          </table:table-cell>
          <table:table-cell office:value-type="string" calcext:value-type="string">
            <text:p>TLE</text:p>
          </table:table-cell>
          <table:table-cell office:value-type="float" office:value="14399" calcext:value-type="float">
            <text:p>14399</text:p>
          </table:table-cell>
          <table:table-cell office:value-type="string" calcext:value-type="string">
            <text:p>...</text:p>
          </table:table-cell>
          <table:table-cell office:value-type="float" office:value="20801" calcext:value-type="float">
            <text:p>20801</text:p>
          </table:table-cell>
          <table:table-cell office:value-type="float" office:value="27742" calcext:value-type="float">
            <text:p>27742</text:p>
          </table:table-cell>
        </table:table-row>
        <table:table-row table:style-name="ro2">
          <table:table-cell office:value-type="string" calcext:value-type="string">
            <text:p><text:a xlink:href="javascript:sym(30832)" xlink:type="simple">N'Gaous</text:a></text:p>
          </table:table-cell>
          <table:table-cell office:value-type="string" calcext:value-type="string">
            <text:p>نقاوس</text:p>
          </table:table-cell>
          <table:table-cell office:value-type="string" calcext:value-type="string">
            <text:p>BAT</text:p>
          </table:table-cell>
          <table:table-cell office:value-type="float" office:value="9284" calcext:value-type="float">
            <text:p>9284</text:p>
          </table:table-cell>
          <table:table-cell office:value-type="float" office:value="15132" calcext:value-type="float">
            <text:p>15132</text:p>
          </table:table-cell>
          <table:table-cell office:value-type="float" office:value="25723" calcext:value-type="float">
            <text:p>25723</text:p>
          </table:table-cell>
          <table:table-cell office:value-type="float" office:value="29453" calcext:value-type="float">
            <text:p>29453</text:p>
          </table:table-cell>
        </table:table-row>
        <table:table-row table:style-name="ro3">
          <table:table-cell office:value-type="string" calcext:value-type="string">
            <text:p><text:a xlink:href="javascript:sym(2034)" xlink:type="simple">Oran</text:a> (Wahran)</text:p>
          </table:table-cell>
          <table:table-cell office:value-type="string" calcext:value-type="string">
            <text:p>وهران</text:p>
          </table:table-cell>
          <table:table-cell office:value-type="string" calcext:value-type="string">
            <text:p>ORA</text:p>
          </table:table-cell>
          <table:table-cell office:value-type="float" office:value="491901" calcext:value-type="float">
            <text:p>491901</text:p>
          </table:table-cell>
          <table:table-cell office:value-type="float" office:value="603578" calcext:value-type="float">
            <text:p>603578</text:p>
          </table:table-cell>
          <table:table-cell office:value-type="float" office:value="735166" calcext:value-type="float">
            <text:p>735166</text:p>
          </table:table-cell>
          <table:table-cell office:value-type="float" office:value="803329" calcext:value-type="float">
            <text:p>803329</text:p>
          </table:table-cell>
        </table:table-row>
        <table:table-row table:style-name="ro3">
          <table:table-cell office:value-type="string" calcext:value-type="string">
            <text:p><text:a xlink:href="javascript:sym(2035)" xlink:type="simple">Ouargla</text:a> (Wargla)</text:p>
          </table:table-cell>
          <table:table-cell office:value-type="string" calcext:value-type="string">
            <text:p>ورقلة</text:p>
          </table:table-cell>
          <table:table-cell office:value-type="string" calcext:value-type="string">
            <text:p>OUA</text:p>
          </table:table-cell>
          <table:table-cell office:value-type="float" office:value="42098" calcext:value-type="float">
            <text:p>42098</text:p>
          </table:table-cell>
          <table:table-cell office:value-type="float" office:value="81721" calcext:value-type="float">
            <text:p>81721</text:p>
          </table:table-cell>
          <table:table-cell office:value-type="float" office:value="139381" calcext:value-type="float">
            <text:p>139381</text:p>
          </table:table-cell>
          <table:table-cell office:value-type="float" office:value="169928" calcext:value-type="float">
            <text:p>169928</text:p>
          </table:table-cell>
        </table:table-row>
        <table:table-row table:style-name="ro2">
          <table:table-cell office:value-type="string" calcext:value-type="string">
            <text:p><text:a xlink:href="javascript:sym(30944)" xlink:type="simple">Oued Rhiou</text:a></text:p>
          </table:table-cell>
          <table:table-cell office:value-type="string" calcext:value-type="string">
            <text:p>وادى رهيو</text:p>
          </table:table-cell>
          <table:table-cell office:value-type="string" calcext:value-type="string">
            <text:p>REL</text:p>
          </table:table-cell>
          <table:table-cell office:value-type="float" office:value="15471" calcext:value-type="float">
            <text:p>15471</text:p>
          </table:table-cell>
          <table:table-cell office:value-type="float" office:value="27056" calcext:value-type="float">
            <text:p>27056</text:p>
          </table:table-cell>
          <table:table-cell office:value-type="float" office:value="42579" calcext:value-type="float">
            <text:p>42579</text:p>
          </table:table-cell>
          <table:table-cell office:value-type="float" office:value="55430" calcext:value-type="float">
            <text:p>55430</text:p>
          </table:table-cell>
        </table:table-row>
        <table:table-row table:style-name="ro2">
          <table:table-cell office:value-type="string" calcext:value-type="string">
            <text:p><text:a xlink:href="javascript:sym(30890)" xlink:type="simple">Oued Zenati</text:a></text:p>
          </table:table-cell>
          <table:table-cell office:value-type="string" calcext:value-type="string">
            <text:p>وادي زناتي</text:p>
          </table:table-cell>
          <table:table-cell office:value-type="string" calcext:value-type="string">
            <text:p>GUE</text:p>
          </table:table-cell>
          <table:table-cell office:value-type="float" office:value="13617" calcext:value-type="float">
            <text:p>13617</text:p>
          </table:table-cell>
          <table:table-cell office:value-type="string" calcext:value-type="string">
            <text:p>...</text:p>
          </table:table-cell>
          <table:table-cell office:value-type="float" office:value="22502" calcext:value-type="float">
            <text:p>22502</text:p>
          </table:table-cell>
          <table:table-cell office:value-type="float" office:value="27441" calcext:value-type="float">
            <text:p>27441</text:p>
          </table:table-cell>
        </table:table-row>
        <table:table-row table:style-name="ro2">
          <table:table-cell office:value-type="string" calcext:value-type="string">
            <text:p><text:a xlink:href="javascript:sym(30967)" xlink:type="simple">Ouenza</text:a></text:p>
          </table:table-cell>
          <table:table-cell office:value-type="string" calcext:value-type="string">
            <text:p>الونزة</text:p>
          </table:table-cell>
          <table:table-cell office:value-type="string" calcext:value-type="string">
            <text:p>TEB</text:p>
          </table:table-cell>
          <table:table-cell office:value-type="float" office:value="30281" calcext:value-type="float">
            <text:p>30281</text:p>
          </table:table-cell>
          <table:table-cell office:value-type="string" calcext:value-type="string">
            <text:p>...</text:p>
          </table:table-cell>
          <table:table-cell office:value-type="float" office:value="39176" calcext:value-type="float">
            <text:p>39176</text:p>
          </table:table-cell>
          <table:table-cell office:value-type="float" office:value="47312" calcext:value-type="float">
            <text:p>47312</text:p>
          </table:table-cell>
        </table:table-row>
        <table:table-row table:style-name="ro2">
          <table:table-cell office:value-type="string" calcext:value-type="string">
            <text:p><text:a xlink:href="javascript:sym(30845)" xlink:type="simple">Ouled Djellal</text:a></text:p>
          </table:table-cell>
          <table:table-cell office:value-type="string" calcext:value-type="string">
            <text:p>أولاد جلال</text:p>
          </table:table-cell>
          <table:table-cell office:value-type="string" calcext:value-type="string">
            <text:p>BIS</text:p>
          </table:table-cell>
          <table:table-cell office:value-type="float" office:value="19192" calcext:value-type="float">
            <text:p>19192</text:p>
          </table:table-cell>
          <table:table-cell office:value-type="string" calcext:value-type="string">
            <text:p>...</text:p>
          </table:table-cell>
          <table:table-cell office:value-type="float" office:value="41674" calcext:value-type="float">
            <text:p>41674</text:p>
          </table:table-cell>
          <table:table-cell office:value-type="float" office:value="58481" calcext:value-type="float">
            <text:p>58481</text:p>
          </table:table-cell>
        </table:table-row>
        <table:table-row table:style-name="ro2">
          <table:table-cell office:value-type="string" calcext:value-type="string">
            <text:p><text:a xlink:href="javascript:sym(30869)" xlink:type="simple">Ouled Hedadj</text:a></text:p>
          </table:table-cell>
          <table:table-cell office:value-type="string" calcext:value-type="string">
            <text:p>أولاد هداج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...</text:p>
          </table:table-cell>
          <table:table-cell office:value-type="float" office:value="13176" calcext:value-type="float">
            <text:p>13176</text:p>
          </table:table-cell>
          <table:table-cell office:value-type="float" office:value="8751" calcext:value-type="float">
            <text:p>8751</text:p>
          </table:table-cell>
          <table:table-cell office:value-type="float" office:value="29012" calcext:value-type="float">
            <text:p>29012</text:p>
          </table:table-cell>
        </table:table-row>
        <table:table-row table:style-name="ro2">
          <table:table-cell office:value-type="string" calcext:value-type="string">
            <text:p><text:a xlink:href="javascript:sym(30988)" xlink:type="simple">Ouled Mimoun</text:a></text:p>
          </table:table-cell>
          <table:table-cell office:value-type="string" calcext:value-type="string">
            <text:p>أولاد ميمون</text:p>
          </table:table-cell>
          <table:table-cell office:value-type="string" calcext:value-type="string">
            <text:p>TLE</text:p>
          </table:table-cell>
          <table:table-cell office:value-type="float" office:value="10766" calcext:value-type="float">
            <text:p>10766</text:p>
          </table:table-cell>
          <table:table-cell office:value-type="string" calcext:value-type="string">
            <text:p>...</text:p>
          </table:table-cell>
          <table:table-cell office:value-type="float" office:value="23398" calcext:value-type="float">
            <text:p>23398</text:p>
          </table:table-cell>
          <table:table-cell office:value-type="float" office:value="25377" calcext:value-type="float">
            <text:p>25377</text:p>
          </table:table-cell>
        </table:table-row>
        <table:table-row table:style-name="ro2">
          <table:table-cell office:value-type="string" calcext:value-type="string">
            <text:p><text:a xlink:href="javascript:sym(30867)" xlink:type="simple">Ouled Moussa</text:a></text:p>
          </table:table-cell>
          <table:table-cell office:value-type="string" calcext:value-type="string">
            <text:p>أولاد موسى</text:p>
          </table:table-cell>
          <table:table-cell office:value-type="string" calcext:value-type="string">
            <text:p>BOM</text:p>
          </table:table-cell>
          <table:table-cell office:value-type="float" office:value="7482" calcext:value-type="float">
            <text:p>7482</text:p>
          </table:table-cell>
          <table:table-cell office:value-type="string" calcext:value-type="string">
            <text:p>...</text:p>
          </table:table-cell>
          <table:table-cell office:value-type="float" office:value="16900" calcext:value-type="float">
            <text:p>16900</text:p>
          </table:table-cell>
          <table:table-cell office:value-type="float" office:value="40692" calcext:value-type="float">
            <text:p>40692</text:p>
          </table:table-cell>
        </table:table-row>
        <table:table-row table:style-name="ro2">
          <table:table-cell office:value-type="string" calcext:value-type="string">
            <text:p><text:a xlink:href="javascript:sym(30853)" xlink:type="simple">Ouled Selama</text:a></text:p>
          </table:table-cell>
          <table:table-cell office:value-type="string" calcext:value-type="string">
            <text:p>أولاد سلامة</text:p>
          </table:table-cell>
          <table:table-cell office:value-type="string" calcext:value-type="string">
            <text:p>BLI</text:p>
          </table:table-cell>
          <table:table-cell office:value-type="float" office:value="4394" calcext:value-type="float">
            <text:p>4394</text:p>
          </table:table-cell>
          <table:table-cell office:value-type="string" calcext:value-type="string">
            <text:p>...</text:p>
          </table:table-cell>
          <table:table-cell office:value-type="float" office:value="10193" calcext:value-type="float">
            <text:p>10193</text:p>
          </table:table-cell>
          <table:table-cell office:value-type="float" office:value="27573" calcext:value-type="float">
            <text:p>27573</text:p>
          </table:table-cell>
        </table:table-row>
        <table:table-row table:style-name="ro2">
          <table:table-cell office:value-type="string" calcext:value-type="string">
            <text:p><text:a xlink:href="javascript:sym(30919)" xlink:type="simple">Oum El Bouaghi</text:a></text:p>
          </table:table-cell>
          <table:table-cell office:value-type="string" calcext:value-type="string">
            <text:p>أم البواقي</text:p>
          </table:table-cell>
          <table:table-cell office:value-type="string" calcext:value-type="string">
            <text:p>OEB</text:p>
          </table:table-cell>
          <table:table-cell office:value-type="float" office:value="15123" calcext:value-type="float">
            <text:p>15123</text:p>
          </table:table-cell>
          <table:table-cell office:value-type="string" calcext:value-type="string">
            <text:p>...</text:p>
          </table:table-cell>
          <table:table-cell office:value-type="float" office:value="47835" calcext:value-type="float">
            <text:p>47835</text:p>
          </table:table-cell>
          <table:table-cell office:value-type="float" office:value="67201" calcext:value-type="float">
            <text:p>67201</text:p>
          </table:table-cell>
        </table:table-row>
        <table:table-row table:style-name="ro2">
          <table:table-cell office:value-type="string" calcext:value-type="string">
            <text:p><text:a xlink:href="javascript:sym(30836)" xlink:type="simple">Ras El Oued</text:a></text:p>
          </table:table-cell>
          <table:table-cell office:value-type="string" calcext:value-type="string">
            <text:p>راس الواد</text:p>
          </table:table-cell>
          <table:table-cell office:value-type="string" calcext:value-type="string">
            <text:p>BBA</text:p>
          </table:table-cell>
          <table:table-cell office:value-type="float" office:value="14834" calcext:value-type="float">
            <text:p>14834</text:p>
          </table:table-cell>
          <table:table-cell office:value-type="float" office:value="24841" calcext:value-type="float">
            <text:p>24841</text:p>
          </table:table-cell>
          <table:table-cell office:value-type="float" office:value="34081" calcext:value-type="float">
            <text:p>34081</text:p>
          </table:table-cell>
          <table:table-cell office:value-type="float" office:value="44947" calcext:value-type="float">
            <text:p>44947</text:p>
          </table:table-cell>
        </table:table-row>
        <table:table-row table:style-name="ro2">
          <table:table-cell office:value-type="string" calcext:value-type="string">
            <text:p><text:a xlink:href="javascript:sym(30939)" xlink:type="simple">Reguiba</text:a></text:p>
          </table:table-cell>
          <table:table-cell office:value-type="string" calcext:value-type="string">
            <text:p>الرقيبة</text:p>
          </table:table-cell>
          <table:table-cell office:value-type="string" calcext:value-type="string">
            <text:p>OUE</text:p>
          </table:table-cell>
          <table:table-cell office:value-type="float" office:value="6844" calcext:value-type="float">
            <text:p>6844</text:p>
          </table:table-cell>
          <table:table-cell office:value-type="string" calcext:value-type="string">
            <text:p>...</text:p>
          </table:table-cell>
          <table:table-cell office:value-type="float" office:value="19469" calcext:value-type="float">
            <text:p>19469</text:p>
          </table:table-cell>
          <table:table-cell office:value-type="float" office:value="25210" calcext:value-type="float">
            <text:p>25210</text:p>
          </table:table-cell>
        </table:table-row>
        <table:table-row table:style-name="ro3">
          <table:table-cell office:value-type="string" calcext:value-type="string">
            <text:p><text:a xlink:href="javascript:sym(2012)" xlink:type="simple">Relizane</text:a> (Ghilizane)</text:p>
          </table:table-cell>
          <table:table-cell office:value-type="string" calcext:value-type="string">
            <text:p>غليزان</text:p>
          </table:table-cell>
          <table:table-cell office:value-type="string" calcext:value-type="string">
            <text:p>REL</text:p>
          </table:table-cell>
          <table:table-cell office:value-type="float" office:value="55450" calcext:value-type="float">
            <text:p>55450</text:p>
          </table:table-cell>
          <table:table-cell office:value-type="float" office:value="80091" calcext:value-type="float">
            <text:p>80091</text:p>
          </table:table-cell>
          <table:table-cell office:value-type="float" office:value="114963" calcext:value-type="float">
            <text:p>114963</text:p>
          </table:table-cell>
          <table:table-cell office:value-type="float" office:value="123255" calcext:value-type="float">
            <text:p>123255</text:p>
          </table:table-cell>
        </table:table-row>
        <table:table-row table:style-name="ro2">
          <table:table-cell office:value-type="string" calcext:value-type="string">
            <text:p><text:a xlink:href="javascript:sym(30986)" xlink:type="simple">Remchi</text:a></text:p>
          </table:table-cell>
          <table:table-cell office:value-type="string" calcext:value-type="string">
            <text:p>الرمشى</text:p>
          </table:table-cell>
          <table:table-cell office:value-type="string" calcext:value-type="string">
            <text:p>TLE</text:p>
          </table:table-cell>
          <table:table-cell office:value-type="float" office:value="15967" calcext:value-type="float">
            <text:p>15967</text:p>
          </table:table-cell>
          <table:table-cell office:value-type="string" calcext:value-type="string">
            <text:p>...</text:p>
          </table:table-cell>
          <table:table-cell office:value-type="float" office:value="25922" calcext:value-type="float">
            <text:p>25922</text:p>
          </table:table-cell>
          <table:table-cell office:value-type="float" office:value="31837" calcext:value-type="float">
            <text:p>31837</text:p>
          </table:table-cell>
        </table:table-row>
        <table:table-row table:style-name="ro2">
          <table:table-cell office:value-type="string" calcext:value-type="string">
            <text:p><text:a xlink:href="javascript:sym(30996)" xlink:type="simple">Rouïba</text:a></text:p>
          </table:table-cell>
          <table:table-cell office:value-type="string" calcext:value-type="string">
            <text:p>الرويبة</text:p>
          </table:table-cell>
          <table:table-cell office:value-type="string" calcext:value-type="string">
            <text:p>DJZ</text:p>
          </table:table-cell>
          <table:table-cell office:value-type="float" office:value="18934" calcext:value-type="float">
            <text:p>18934</text:p>
          </table:table-cell>
          <table:table-cell office:value-type="string" calcext:value-type="string">
            <text:p>...</text:p>
          </table:table-cell>
          <table:table-cell office:value-type="float" office:value="104845" calcext:value-type="float">
            <text:p>104845</text:p>
          </table:table-cell>
          <table:table-cell office:value-type="float" office:value="117558" calcext:value-type="float">
            <text:p>117558</text:p>
          </table:table-cell>
        </table:table-row>
        <table:table-row table:style-name="ro2">
          <table:table-cell office:value-type="string" calcext:value-type="string">
            <text:p><text:a xlink:href="javascript:sym(2024)" xlink:type="simple">Saïda</text:a></text:p>
          </table:table-cell>
          <table:table-cell office:value-type="string" calcext:value-type="string">
            <text:p>سعيدة</text:p>
          </table:table-cell>
          <table:table-cell office:value-type="string" calcext:value-type="string">
            <text:p>SAI</text:p>
          </table:table-cell>
          <table:table-cell office:value-type="float" office:value="55855" calcext:value-type="float">
            <text:p>55855</text:p>
          </table:table-cell>
          <table:table-cell office:value-type="float" office:value="80825" calcext:value-type="float">
            <text:p>80825</text:p>
          </table:table-cell>
          <table:table-cell office:value-type="float" office:value="124084" calcext:value-type="float">
            <text:p>124084</text:p>
          </table:table-cell>
          <table:table-cell office:value-type="float" office:value="142497" calcext:value-type="float">
            <text:p>142497</text:p>
          </table:table-cell>
        </table:table-row>
        <table:table-row table:style-name="ro2">
          <table:table-cell office:value-type="string" calcext:value-type="string">
            <text:p><text:a xlink:href="javascript:sym(30990)" xlink:type="simple">Sebdou</text:a></text:p>
          </table:table-cell>
          <table:table-cell office:value-type="string" calcext:value-type="string">
            <text:p>سبدو</text:p>
          </table:table-cell>
          <table:table-cell office:value-type="string" calcext:value-type="string">
            <text:p>TLE</text:p>
          </table:table-cell>
          <table:table-cell office:value-type="float" office:value="9949" calcext:value-type="float">
            <text:p>9949</text:p>
          </table:table-cell>
          <table:table-cell office:value-type="string" calcext:value-type="string">
            <text:p>...</text:p>
          </table:table-cell>
          <table:table-cell office:value-type="float" office:value="28781" calcext:value-type="float">
            <text:p>28781</text:p>
          </table:table-cell>
          <table:table-cell office:value-type="float" office:value="32570" calcext:value-type="float">
            <text:p>32570</text:p>
          </table:table-cell>
        </table:table-row>
        <table:table-row table:style-name="ro2">
          <table:table-cell office:value-type="string" calcext:value-type="string">
            <text:p><text:a xlink:href="javascript:sym(30948)" xlink:type="simple">Sedrata</text:a></text:p>
          </table:table-cell>
          <table:table-cell office:value-type="string" calcext:value-type="string">
            <text:p>سدراتة</text:p>
          </table:table-cell>
          <table:table-cell office:value-type="string" calcext:value-type="string">
            <text:p>SAH</text:p>
          </table:table-cell>
          <table:table-cell office:value-type="float" office:value="22538" calcext:value-type="float">
            <text:p>22538</text:p>
          </table:table-cell>
          <table:table-cell office:value-type="float" office:value="31464" calcext:value-type="float">
            <text:p>31464</text:p>
          </table:table-cell>
          <table:table-cell office:value-type="float" office:value="39146" calcext:value-type="float">
            <text:p>39146</text:p>
          </table:table-cell>
          <table:table-cell office:value-type="float" office:value="45300" calcext:value-type="float">
            <text:p>45300</text:p>
          </table:table-cell>
        </table:table-row>
        <table:table-row table:style-name="ro2">
          <table:table-cell office:value-type="string" calcext:value-type="string">
            <text:p><text:a xlink:href="javascript:sym(2028)" xlink:type="simple">Sétif</text:a> (Stif)</text:p>
          </table:table-cell>
          <table:table-cell office:value-type="string" calcext:value-type="string">
            <text:p>سطيف</text:p>
          </table:table-cell>
          <table:table-cell office:value-type="string" calcext:value-type="string">
            <text:p>SET</text:p>
          </table:table-cell>
          <table:table-cell office:value-type="float" office:value="129754" calcext:value-type="float">
            <text:p>129754</text:p>
          </table:table-cell>
          <table:table-cell office:value-type="float" office:value="170182" calcext:value-type="float">
            <text:p>170182</text:p>
          </table:table-cell>
          <table:table-cell office:value-type="float" office:value="214842" calcext:value-type="float">
            <text:p>214842</text:p>
          </table:table-cell>
          <table:table-cell office:value-type="float" office:value="252127" calcext:value-type="float">
            <text:p>252127</text:p>
          </table:table-cell>
        </table:table-row>
        <table:table-row table:style-name="ro2">
          <table:table-cell office:value-type="string" calcext:value-type="string">
            <text:p><text:a xlink:href="javascript:sym(30952)" xlink:type="simple">Sfisef</text:a></text:p>
          </table:table-cell>
          <table:table-cell office:value-type="string" calcext:value-type="string">
            <text:p>سفيزف</text:p>
          </table:table-cell>
          <table:table-cell office:value-type="string" calcext:value-type="string">
            <text:p>SBA</text:p>
          </table:table-cell>
          <table:table-cell office:value-type="float" office:value="14922" calcext:value-type="float">
            <text:p>14922</text:p>
          </table:table-cell>
          <table:table-cell office:value-type="float" office:value="20134" calcext:value-type="float">
            <text:p>20134</text:p>
          </table:table-cell>
          <table:table-cell office:value-type="float" office:value="26907" calcext:value-type="float">
            <text:p>26907</text:p>
          </table:table-cell>
          <table:table-cell office:value-type="float" office:value="27914" calcext:value-type="float">
            <text:p>27914</text:p>
          </table:table-cell>
        </table:table-row>
        <table:table-row table:style-name="ro5">
          <table:table-cell office:value-type="string" calcext:value-type="string">
            <text:p><text:a xlink:href="javascript:sym(11708)" xlink:type="simple">Sidi Aïssa</text:a></text:p>
          </table:table-cell>
          <table:table-cell office:value-type="string" calcext:value-type="string">
            <text:p>سيدي عيسى</text:p>
          </table:table-cell>
          <table:table-cell office:value-type="string" calcext:value-type="string">
            <text:p>MSI</text:p>
          </table:table-cell>
          <table:table-cell office:value-type="float" office:value="16898" calcext:value-type="float">
            <text:p>16898</text:p>
          </table:table-cell>
          <table:table-cell office:value-type="float" office:value="31455" calcext:value-type="float">
            <text:p>31455</text:p>
          </table:table-cell>
          <table:table-cell office:value-type="float" office:value="53121" calcext:value-type="float">
            <text:p>53121</text:p>
          </table:table-cell>
          <table:table-cell office:value-type="float" office:value="66856" calcext:value-type="float">
            <text:p>66856</text:p>
          </table:table-cell>
        </table:table-row>
        <table:table-row table:style-name="ro2">
          <table:table-cell office:value-type="string" calcext:value-type="string">
            <text:p><text:a xlink:href="javascript:sym(30827)" xlink:type="simple">Sidi Amar</text:a></text:p>
          </table:table-cell>
          <table:table-cell office:value-type="string" calcext:value-type="string">
            <text:p>سيدي عامر</text:p>
          </table:table-cell>
          <table:table-cell office:value-type="string" calcext:value-type="string">
            <text:p>ANN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...</text:p>
          </table:table-cell>
          <table:table-cell office:value-type="float" office:value="41071" calcext:value-type="float">
            <text:p>41071</text:p>
          </table:table-cell>
          <table:table-cell office:value-type="float" office:value="45148" calcext:value-type="float">
            <text:p>45148</text:p>
          </table:table-cell>
        </table:table-row>
        <table:table-row table:style-name="ro2">
          <table:table-cell office:value-type="string" calcext:value-type="string">
            <text:p><text:a xlink:href="javascript:sym(2025)" xlink:type="simple">Sidi bel Abbès</text:a></text:p>
          </table:table-cell>
          <table:table-cell office:value-type="string" calcext:value-type="string">
            <text:p>سيدي بلعباس</text:p>
          </table:table-cell>
          <table:table-cell office:value-type="string" calcext:value-type="string">
            <text:p>SBA</text:p>
          </table:table-cell>
          <table:table-cell office:value-type="float" office:value="112988" calcext:value-type="float">
            <text:p>112988</text:p>
          </table:table-cell>
          <table:table-cell office:value-type="float" office:value="152778" calcext:value-type="float">
            <text:p>152778</text:p>
          </table:table-cell>
          <table:table-cell office:value-type="float" office:value="183931" calcext:value-type="float">
            <text:p>183931</text:p>
          </table:table-cell>
          <table:table-cell office:value-type="float" office:value="210146" calcext:value-type="float">
            <text:p>210146</text:p>
          </table:table-cell>
        </table:table-row>
        <table:table-row table:style-name="ro2">
          <table:table-cell office:value-type="string" calcext:value-type="string">
            <text:p><text:a xlink:href="javascript:sym(30846)" xlink:type="simple">Sidi Khaled</text:a></text:p>
          </table:table-cell>
          <table:table-cell office:value-type="string" calcext:value-type="string">
            <text:p>سيدي خالد</text:p>
          </table:table-cell>
          <table:table-cell office:value-type="string" calcext:value-type="string">
            <text:p>BIS</text:p>
          </table:table-cell>
          <table:table-cell office:value-type="float" office:value="11788" calcext:value-type="float">
            <text:p>11788</text:p>
          </table:table-cell>
          <table:table-cell office:value-type="string" calcext:value-type="string">
            <text:p>...</text:p>
          </table:table-cell>
          <table:table-cell office:value-type="float" office:value="31551" calcext:value-type="float">
            <text:p>31551</text:p>
          </table:table-cell>
          <table:table-cell office:value-type="float" office:value="38987" calcext:value-type="float">
            <text:p>38987</text:p>
          </table:table-cell>
        </table:table-row>
        <table:table-row table:style-name="ro2">
          <table:table-cell office:value-type="string" calcext:value-type="string">
            <text:p><text:a xlink:href="javascript:sym(31000)" xlink:type="simple">Sidi Moussa</text:a></text:p>
          </table:table-cell>
          <table:table-cell office:value-type="string" calcext:value-type="string">
            <text:p>سيدي موسى</text:p>
          </table:table-cell>
          <table:table-cell office:value-type="string" calcext:value-type="string">
            <text:p>DJZ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...</text:p>
          </table:table-cell>
          <table:table-cell office:value-type="float" office:value="21855" calcext:value-type="float">
            <text:p>21855</text:p>
          </table:table-cell>
          <table:table-cell office:value-type="float" office:value="30887" calcext:value-type="float">
            <text:p>30887</text:p>
          </table:table-cell>
        </table:table-row>
        <table:table-row table:style-name="ro2">
          <table:table-cell office:value-type="string" calcext:value-type="string">
            <text:p><text:a xlink:href="javascript:sym(30847)" xlink:type="simple">Sidi Okba</text:a></text:p>
          </table:table-cell>
          <table:table-cell office:value-type="string" calcext:value-type="string">
            <text:p>سيدي عقبة</text:p>
          </table:table-cell>
          <table:table-cell office:value-type="string" calcext:value-type="string">
            <text:p>BIS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...</text:p>
          </table:table-cell>
          <table:table-cell office:value-type="float" office:value="22617" calcext:value-type="float">
            <text:p>22617</text:p>
          </table:table-cell>
          <table:table-cell office:value-type="float" office:value="29499" calcext:value-type="float">
            <text:p>29499</text:p>
          </table:table-cell>
        </table:table-row>
        <table:table-row table:style-name="ro2">
          <table:table-cell office:value-type="string" calcext:value-type="string">
            <text:p><text:a xlink:href="javascript:sym(11705)" xlink:type="simple">Sig</text:a></text:p>
          </table:table-cell>
          <table:table-cell office:value-type="string" calcext:value-type="string">
            <text:p>سيق</text:p>
          </table:table-cell>
          <table:table-cell office:value-type="string" calcext:value-type="string">
            <text:p>MAS</text:p>
          </table:table-cell>
          <table:table-cell office:value-type="float" office:value="32306" calcext:value-type="float">
            <text:p>32306</text:p>
          </table:table-cell>
          <table:table-cell office:value-type="string" calcext:value-type="string">
            <text:p>...</text:p>
          </table:table-cell>
          <table:table-cell office:value-type="float" office:value="53924" calcext:value-type="float">
            <text:p>53924</text:p>
          </table:table-cell>
          <table:table-cell office:value-type="float" office:value="61373" calcext:value-type="float">
            <text:p>61373</text:p>
          </table:table-cell>
        </table:table-row>
        <table:table-row table:style-name="ro2">
          <table:table-cell office:value-type="string" calcext:value-type="string">
            <text:p><text:a xlink:href="javascript:sym(2026)" xlink:type="simple">Skikda</text:a></text:p>
          </table:table-cell>
          <table:table-cell office:value-type="string" calcext:value-type="string">
            <text:p>سكيكدة</text:p>
          </table:table-cell>
          <table:table-cell office:value-type="string" calcext:value-type="string">
            <text:p>SKI</text:p>
          </table:table-cell>
          <table:table-cell office:value-type="float" office:value="91395" calcext:value-type="float">
            <text:p>91395</text:p>
          </table:table-cell>
          <table:table-cell office:value-type="float" office:value="121495" calcext:value-type="float">
            <text:p>121495</text:p>
          </table:table-cell>
          <table:table-cell office:value-type="float" office:value="169528" calcext:value-type="float">
            <text:p>169528</text:p>
          </table:table-cell>
          <table:table-cell office:value-type="float" office:value="182903" calcext:value-type="float">
            <text:p>182903</text:p>
          </table:table-cell>
        </table:table-row>
        <table:table-row table:style-name="ro2">
          <table:table-cell office:value-type="string" calcext:value-type="string">
            <text:p><text:a xlink:href="javascript:sym(11700)" xlink:type="simple">Sougueur</text:a></text:p>
          </table:table-cell>
          <table:table-cell office:value-type="string" calcext:value-type="string">
            <text:p>السوقر</text:p>
          </table:table-cell>
          <table:table-cell office:value-type="string" calcext:value-type="string">
            <text:p>TIA</text:p>
          </table:table-cell>
          <table:table-cell office:value-type="float" office:value="23285" calcext:value-type="float">
            <text:p>23285</text:p>
          </table:table-cell>
          <table:table-cell office:value-type="string" calcext:value-type="string">
            <text:p>...</text:p>
          </table:table-cell>
          <table:table-cell office:value-type="float" office:value="57819" calcext:value-type="float">
            <text:p>57819</text:p>
          </table:table-cell>
          <table:table-cell office:value-type="float" office:value="71036" calcext:value-type="float">
            <text:p>71036</text:p>
          </table:table-cell>
        </table:table-row>
        <table:table-row table:style-name="ro2">
          <table:table-cell office:value-type="string" calcext:value-type="string">
            <text:p><text:a xlink:href="javascript:sym(2027)" xlink:type="simple">Souk Ahras</text:a></text:p>
          </table:table-cell>
          <table:table-cell office:value-type="string" calcext:value-type="string">
            <text:p>سوق أهراس</text:p>
          </table:table-cell>
          <table:table-cell office:value-type="string" calcext:value-type="string">
            <text:p>SAH</text:p>
          </table:table-cell>
          <table:table-cell office:value-type="float" office:value="52144" calcext:value-type="float">
            <text:p>52144</text:p>
          </table:table-cell>
          <table:table-cell office:value-type="float" office:value="77954" calcext:value-type="float">
            <text:p>77954</text:p>
          </table:table-cell>
          <table:table-cell office:value-type="float" office:value="114512" calcext:value-type="float">
            <text:p>114512</text:p>
          </table:table-cell>
          <table:table-cell office:value-type="float" office:value="153479" calcext:value-type="float">
            <text:p>153479</text:p>
          </table:table-cell>
        </table:table-row>
        <table:table-row table:style-name="ro2">
          <table:table-cell office:value-type="string" calcext:value-type="string">
            <text:p><text:a xlink:href="javascript:sym(30863)" xlink:type="simple">Sour El Ghozlane</text:a></text:p>
          </table:table-cell>
          <table:table-cell office:value-type="string" calcext:value-type="string">
            <text:p>صور الغزلان</text:p>
          </table:table-cell>
          <table:table-cell office:value-type="string" calcext:value-type="string">
            <text:p>BOI</text:p>
          </table:table-cell>
          <table:table-cell office:value-type="float" office:value="14441" calcext:value-type="float">
            <text:p>14441</text:p>
          </table:table-cell>
          <table:table-cell office:value-type="string" calcext:value-type="string">
            <text:p>...</text:p>
          </table:table-cell>
          <table:table-cell office:value-type="float" office:value="35475" calcext:value-type="float">
            <text:p>35475</text:p>
          </table:table-cell>
          <table:table-cell office:value-type="float" office:value="43985" calcext:value-type="float">
            <text:p>43985</text:p>
          </table:table-cell>
        </table:table-row>
        <table:table-row table:style-name="ro2">
          <table:table-cell office:value-type="string" calcext:value-type="string">
            <text:p><text:a xlink:href="javascript:sym(30909)" xlink:type="simple">Tadjenanet</text:a></text:p>
          </table:table-cell>
          <table:table-cell office:value-type="string" calcext:value-type="string">
            <text:p>تاجنانت</text:p>
          </table:table-cell>
          <table:table-cell office:value-type="string" calcext:value-type="string">
            <text:p>MIL</text:p>
          </table:table-cell>
          <table:table-cell office:value-type="float" office:value="9933" calcext:value-type="float">
            <text:p>9933</text:p>
          </table:table-cell>
          <table:table-cell office:value-type="string" calcext:value-type="string">
            <text:p>...</text:p>
          </table:table-cell>
          <table:table-cell office:value-type="float" office:value="30201" calcext:value-type="float">
            <text:p>30201</text:p>
          </table:table-cell>
          <table:table-cell office:value-type="float" office:value="41833" calcext:value-type="float">
            <text:p>41833</text:p>
          </table:table-cell>
        </table:table-row>
        <table:table-row table:style-name="ro2">
          <table:table-cell office:value-type="string" calcext:value-type="string">
            <text:p><text:a xlink:href="javascript:sym(11712)" xlink:type="simple">Taher</text:a></text:p>
          </table:table-cell>
          <table:table-cell office:value-type="string" calcext:value-type="string">
            <text:p>الطاهير</text:p>
          </table:table-cell>
          <table:table-cell office:value-type="string" calcext:value-type="string">
            <text:p>JIJ</text:p>
          </table:table-cell>
          <table:table-cell office:value-type="float" office:value="9325" calcext:value-type="float">
            <text:p>9325</text:p>
          </table:table-cell>
          <table:table-cell office:value-type="string" calcext:value-type="string">
            <text:p>...</text:p>
          </table:table-cell>
          <table:table-cell office:value-type="float" office:value="51311" calcext:value-type="float">
            <text:p>51311</text:p>
          </table:table-cell>
          <table:table-cell office:value-type="float" office:value="60426" calcext:value-type="float">
            <text:p>60426</text:p>
          </table:table-cell>
        </table:table-row>
        <table:table-row table:style-name="ro1">
          <table:table-cell office:value-type="string" calcext:value-type="string">
            <text:p><text:a xlink:href="javascript:sym(11703)" xlink:type="simple">Tamanrasset</text:a> (Tamenghasset)</text:p>
          </table:table-cell>
          <table:table-cell office:value-type="string" calcext:value-type="string">
            <text:p>تامنغست</text:p>
          </table:table-cell>
          <table:table-cell office:value-type="string" calcext:value-type="string">
            <text:p>TAM</text:p>
          </table:table-cell>
          <table:table-cell office:value-type="float" office:value="12402" calcext:value-type="float">
            <text:p>12402</text:p>
          </table:table-cell>
          <table:table-cell office:value-type="string" calcext:value-type="string">
            <text:p>...</text:p>
          </table:table-cell>
          <table:table-cell office:value-type="float" office:value="65397" calcext:value-type="float">
            <text:p>65397</text:p>
          </table:table-cell>
          <table:table-cell office:value-type="float" office:value="81752" calcext:value-type="float">
            <text:p>81752</text:p>
          </table:table-cell>
        </table:table-row>
        <table:table-row table:style-name="ro2">
          <table:table-cell office:value-type="string" calcext:value-type="string">
            <text:p><text:a xlink:href="javascript:sym(2029)" xlink:type="simple">Tébessa</text:a></text:p>
          </table:table-cell>
          <table:table-cell office:value-type="string" calcext:value-type="string">
            <text:p>تبسة</text:p>
          </table:table-cell>
          <table:table-cell office:value-type="string" calcext:value-type="string">
            <text:p>TEB</text:p>
          </table:table-cell>
          <table:table-cell office:value-type="float" office:value="61063" calcext:value-type="float">
            <text:p>61063</text:p>
          </table:table-cell>
          <table:table-cell office:value-type="float" office:value="107559" calcext:value-type="float">
            <text:p>107559</text:p>
          </table:table-cell>
          <table:table-cell office:value-type="float" office:value="154335" calcext:value-type="float">
            <text:p>154335</text:p>
          </table:table-cell>
          <table:table-cell office:value-type="float" office:value="194461" calcext:value-type="float">
            <text:p>194461</text:p>
          </table:table-cell>
        </table:table-row>
        <table:table-row table:style-name="ro2">
          <table:table-cell office:value-type="string" calcext:value-type="string">
            <text:p><text:a xlink:href="javascript:sym(30900)" xlink:type="simple">Teghenif</text:a></text:p>
          </table:table-cell>
          <table:table-cell office:value-type="string" calcext:value-type="string">
            <text:p>تيغنيف</text:p>
          </table:table-cell>
          <table:table-cell office:value-type="string" calcext:value-type="string">
            <text:p>MAS</text:p>
          </table:table-cell>
          <table:table-cell office:value-type="float" office:value="16406" calcext:value-type="float">
            <text:p>16406</text:p>
          </table:table-cell>
          <table:table-cell office:value-type="string" calcext:value-type="string">
            <text:p>...</text:p>
          </table:table-cell>
          <table:table-cell office:value-type="float" office:value="34286" calcext:value-type="float">
            <text:p>34286</text:p>
          </table:table-cell>
          <table:table-cell office:value-type="float" office:value="39938" calcext:value-type="float">
            <text:p>39938</text:p>
          </table:table-cell>
        </table:table-row>
        <table:table-row table:style-name="ro2">
          <table:table-cell office:value-type="string" calcext:value-type="string">
            <text:p><text:a xlink:href="javascript:sym(30908)" xlink:type="simple">Teleghma</text:a></text:p>
          </table:table-cell>
          <table:table-cell office:value-type="string" calcext:value-type="string">
            <text:p>ثلارغمة</text:p>
          </table:table-cell>
          <table:table-cell office:value-type="string" calcext:value-type="string">
            <text:p>MIL</text:p>
          </table:table-cell>
          <table:table-cell office:value-type="float" office:value="9908" calcext:value-type="float">
            <text:p>9908</text:p>
          </table:table-cell>
          <table:table-cell office:value-type="string" calcext:value-type="string">
            <text:p>...</text:p>
          </table:table-cell>
          <table:table-cell office:value-type="float" office:value="19890" calcext:value-type="float">
            <text:p>19890</text:p>
          </table:table-cell>
          <table:table-cell office:value-type="float" office:value="26248" calcext:value-type="float">
            <text:p>26248</text:p>
          </table:table-cell>
        </table:table-row>
        <table:table-row table:style-name="ro2">
          <table:table-cell office:value-type="string" calcext:value-type="string">
            <text:p><text:a xlink:href="javascript:sym(30871)" xlink:type="simple">Ténès</text:a></text:p>
          </table:table-cell>
          <table:table-cell office:value-type="string" calcext:value-type="string">
            <text:p>تنس</text:p>
          </table:table-cell>
          <table:table-cell office:value-type="string" calcext:value-type="string">
            <text:p>CHL</text:p>
          </table:table-cell>
          <table:table-cell office:value-type="float" office:value="15999" calcext:value-type="float">
            <text:p>15999</text:p>
          </table:table-cell>
          <table:table-cell office:value-type="string" calcext:value-type="string">
            <text:p>...</text:p>
          </table:table-cell>
          <table:table-cell office:value-type="float" office:value="28190" calcext:value-type="float">
            <text:p>28190</text:p>
          </table:table-cell>
          <table:table-cell office:value-type="float" office:value="29220" calcext:value-type="float">
            <text:p>29220</text:p>
          </table:table-cell>
        </table:table-row>
        <table:table-row table:style-name="ro2">
          <table:table-cell office:value-type="string" calcext:value-type="string">
            <text:p><text:a xlink:href="javascript:sym(30979)" xlink:type="simple">Théniet El Haâd</text:a></text:p>
          </table:table-cell>
          <table:table-cell office:value-type="string" calcext:value-type="string">
            <text:p>ثنية الاحد</text:p>
          </table:table-cell>
          <table:table-cell office:value-type="string" calcext:value-type="string">
            <text:p>TIS</text:p>
          </table:table-cell>
          <table:table-cell office:value-type="float" office:value="10385" calcext:value-type="float">
            <text:p>10385</text:p>
          </table:table-cell>
          <table:table-cell office:value-type="float" office:value="16571" calcext:value-type="float">
            <text:p>16571</text:p>
          </table:table-cell>
          <table:table-cell office:value-type="float" office:value="25949" calcext:value-type="float">
            <text:p>25949</text:p>
          </table:table-cell>
          <table:table-cell office:value-type="float" office:value="27628" calcext:value-type="float">
            <text:p>27628</text:p>
          </table:table-cell>
        </table:table-row>
        <table:table-row table:style-name="ro2">
          <table:table-cell office:value-type="string" calcext:value-type="string">
            <text:p><text:a xlink:href="javascript:sym(2030)" xlink:type="simple">Tiaret</text:a> (Tihert)</text:p>
          </table:table-cell>
          <table:table-cell office:value-type="string" calcext:value-type="string">
            <text:p>تيارت</text:p>
          </table:table-cell>
          <table:table-cell office:value-type="string" calcext:value-type="string">
            <text:p>TIA</text:p>
          </table:table-cell>
          <table:table-cell office:value-type="float" office:value="53277" calcext:value-type="float">
            <text:p>53277</text:p>
          </table:table-cell>
          <table:table-cell office:value-type="float" office:value="95821" calcext:value-type="float">
            <text:p>95821</text:p>
          </table:table-cell>
          <table:table-cell office:value-type="float" office:value="148850" calcext:value-type="float">
            <text:p>148850</text:p>
          </table:table-cell>
          <table:table-cell office:value-type="float" office:value="178915" calcext:value-type="float">
            <text:p>178915</text:p>
          </table:table-cell>
        </table:table-row>
        <table:table-row table:style-name="ro2">
          <table:table-cell office:value-type="string" calcext:value-type="string">
            <text:p><text:a xlink:href="javascript:sym(30973)" xlink:type="simple">Tindouf</text:a></text:p>
          </table:table-cell>
          <table:table-cell office:value-type="string" calcext:value-type="string">
            <text:p>تندوف</text:p>
          </table:table-cell>
          <table:table-cell office:value-type="string" calcext:value-type="string">
            <text:p>TIN</text:p>
          </table:table-cell>
          <table:table-cell office:value-type="float" office:value="6044" calcext:value-type="float">
            <text:p>6044</text:p>
          </table:table-cell>
          <table:table-cell office:value-type="float" office:value="13084" calcext:value-type="float">
            <text:p>13084</text:p>
          </table:table-cell>
          <table:table-cell office:value-type="float" office:value="24969" calcext:value-type="float">
            <text:p>24969</text:p>
          </table:table-cell>
          <table:table-cell office:value-type="float" office:value="45610" calcext:value-type="float">
            <text:p>45610</text:p>
          </table:table-cell>
        </table:table-row>
        <table:table-row table:style-name="ro2">
          <table:table-cell office:value-type="string" calcext:value-type="string">
            <text:p><text:a xlink:href="javascript:sym(31368)" xlink:type="simple">Tipaza</text:a></text:p>
          </table:table-cell>
          <table:table-cell office:value-type="string" calcext:value-type="string">
            <text:p>تيبازة</text:p>
          </table:table-cell>
          <table:table-cell office:value-type="string" calcext:value-type="string">
            <text:p>TIP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391" calcext:value-type="float">
            <text:p>11391</text:p>
          </table:table-cell>
          <table:table-cell office:value-type="float" office:value="15180" calcext:value-type="float">
            <text:p>15180</text:p>
          </table:table-cell>
        </table:table-row>
        <table:table-row table:style-name="ro2">
          <table:table-cell office:value-type="string" calcext:value-type="string">
            <text:p><text:a xlink:href="javascript:sym(11711)" xlink:type="simple">Tissemsilt</text:a></text:p>
          </table:table-cell>
          <table:table-cell office:value-type="string" calcext:value-type="string">
            <text:p>تيسمسيلت</text:p>
          </table:table-cell>
          <table:table-cell office:value-type="string" calcext:value-type="string">
            <text:p>TIS</text:p>
          </table:table-cell>
          <table:table-cell office:value-type="float" office:value="17207" calcext:value-type="float">
            <text:p>17207</text:p>
          </table:table-cell>
          <table:table-cell office:value-type="float" office:value="26250" calcext:value-type="float">
            <text:p>26250</text:p>
          </table:table-cell>
          <table:table-cell office:value-type="float" office:value="52451" calcext:value-type="float">
            <text:p>52451</text:p>
          </table:table-cell>
          <table:table-cell office:value-type="float" office:value="66084" calcext:value-type="float">
            <text:p>66084</text:p>
          </table:table-cell>
        </table:table-row>
        <table:table-row table:style-name="ro2">
          <table:table-cell office:value-type="string" calcext:value-type="string">
            <text:p><text:a xlink:href="javascript:sym(2032)" xlink:type="simple">Tizi Ouzou</text:a></text:p>
          </table:table-cell>
          <table:table-cell office:value-type="string" calcext:value-type="string">
            <text:p>تيزىوزو</text:p>
          </table:table-cell>
          <table:table-cell office:value-type="string" calcext:value-type="string">
            <text:p>TIZ</text:p>
          </table:table-cell>
          <table:table-cell office:value-type="float" office:value="38979" calcext:value-type="float">
            <text:p>38979</text:p>
          </table:table-cell>
          <table:table-cell office:value-type="float" office:value="58810" calcext:value-type="float">
            <text:p>58810</text:p>
          </table:table-cell>
          <table:table-cell office:value-type="float" office:value="76206" calcext:value-type="float">
            <text:p>76206</text:p>
          </table:table-cell>
          <table:table-cell office:value-type="float" office:value="104312" calcext:value-type="float">
            <text:p>104312</text:p>
          </table:table-cell>
        </table:table-row>
        <table:table-row table:style-name="ro3">
          <table:table-cell office:value-type="string" calcext:value-type="string">
            <text:p><text:a xlink:href="javascript:sym(2031)" xlink:type="simple">Tlemcen</text:a> (Tilimsen)</text:p>
          </table:table-cell>
          <table:table-cell office:value-type="string" calcext:value-type="string">
            <text:p>تلمسان</text:p>
          </table:table-cell>
          <table:table-cell office:value-type="string" calcext:value-type="string">
            <text:p>TLE</text:p>
          </table:table-cell>
          <table:table-cell office:value-type="float" office:value="109408" calcext:value-type="float">
            <text:p>109408</text:p>
          </table:table-cell>
          <table:table-cell office:value-type="float" office:value="107632" calcext:value-type="float">
            <text:p>107632</text:p>
          </table:table-cell>
          <table:table-cell office:value-type="float" office:value="156258" calcext:value-type="float">
            <text:p>156258</text:p>
          </table:table-cell>
          <table:table-cell office:value-type="float" office:value="173531" calcext:value-type="float">
            <text:p>173531</text:p>
          </table:table-cell>
        </table:table-row>
        <table:table-row table:style-name="ro2">
          <table:table-cell office:value-type="string" calcext:value-type="string">
            <text:p><text:a xlink:href="javascript:sym(30848)" xlink:type="simple">Tolga</text:a></text:p>
          </table:table-cell>
          <table:table-cell office:value-type="string" calcext:value-type="string">
            <text:p>طولقة</text:p>
          </table:table-cell>
          <table:table-cell office:value-type="string" calcext:value-type="string">
            <text:p>BIS</text:p>
          </table:table-cell>
          <table:table-cell office:value-type="float" office:value="14921" calcext:value-type="float">
            <text:p>14921</text:p>
          </table:table-cell>
          <table:table-cell office:value-type="string" calcext:value-type="string">
            <text:p>...</text:p>
          </table:table-cell>
          <table:table-cell office:value-type="float" office:value="39847" calcext:value-type="float">
            <text:p>39847</text:p>
          </table:table-cell>
          <table:table-cell office:value-type="float" office:value="50575" calcext:value-type="float">
            <text:p>50575</text:p>
          </table:table-cell>
        </table:table-row>
        <table:table-row table:style-name="ro2">
          <table:table-cell office:value-type="string" calcext:value-type="string">
            <text:p><text:a xlink:href="javascript:sym(2033)" xlink:type="simple">Touggourt</text:a></text:p>
          </table:table-cell>
          <table:table-cell office:value-type="string" calcext:value-type="string">
            <text:p>توغرة</text:p>
          </table:table-cell>
          <table:table-cell office:value-type="string" calcext:value-type="string">
            <text:p>OUA</text:p>
          </table:table-cell>
          <table:table-cell office:value-type="float" office:value="42519" calcext:value-type="float">
            <text:p>42519</text:p>
          </table:table-cell>
          <table:table-cell office:value-type="float" office:value="70645" calcext:value-type="float">
            <text:p>70645</text:p>
          </table:table-cell>
          <table:table-cell office:value-type="float" office:value="114183" calcext:value-type="float">
            <text:p>114183</text:p>
          </table:table-cell>
          <table:table-cell office:value-type="float" office:value="143270" calcext:value-type="float">
            <text:p>143270</text:p>
          </table:table-cell>
        </table:table-row>
        <table:table-row table:style-name="ro2">
          <table:table-cell office:value-type="string" calcext:value-type="string">
            <text:p><text:a xlink:href="javascript:sym(30876)" xlink:type="simple">Zighout Youcef</text:a></text:p>
          </table:table-cell>
          <table:table-cell office:value-type="string" calcext:value-type="string">
            <text:p>زيغود يوسف</text:p>
          </table:table-cell>
          <table:table-cell office:value-type="string" calcext:value-type="string">
            <text:p>CON</text:p>
          </table:table-cell>
          <table:table-cell office:value-type="float" office:value="9877" calcext:value-type="float">
            <text:p>9877</text:p>
          </table:table-cell>
          <table:table-cell office:value-type="string" calcext:value-type="string">
            <text:p>...</text:p>
          </table:table-cell>
          <table:table-cell office:value-type="float" office:value="25067" calcext:value-type="float">
            <text:p>25067</text:p>
          </table:table-cell>
          <table:table-cell office:value-type="float" office:value="28764" calcext:value-type="float">
            <text:p>287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8T06:43:27.638441500</meta:creation-date>
    <dc:date>2025-04-18T06:43:58.875658000</dc:date>
    <meta:editing-duration>PT31S</meta:editing-duration>
    <meta:editing-cycles>1</meta:editing-cycles>
    <meta:document-statistic meta:table-count="1" meta:cell-count="1267" meta:object-count="0"/>
    <meta:generator>LibreOffice/25.2.2.2$Windows_X86_64 LibreOffice_project/7370d4be9e3cf6031a51beef54ff3bda878e3fac</meta:generator>
  </office:meta>
</office:document-meta>
</file>